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143cm"/>
    </style:style>
    <style:style style:name="co16" style:family="table-column">
      <style:table-column-properties fo:break-before="auto" style:column-width="1.224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24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a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d==opened</text:p>
          </table:table-cell>
          <table:table-cell office:value-type="float" office:value="0" calcext:value-type="float">
            <text:p>0</text:p>
          </table:table-cell>
          <table:table-cell office:value-type="float" office:value="3.672" calcext:value-type="float">
            <text:p>3,672</text:p>
          </table:table-cell>
        </table:table-row>
        <table:table-row table:style-name="ro1">
          <table:table-cell office:value-type="string" calcext:value-type="string">
            <text:p>g==extended</text:p>
          </table:table-cell>
          <table:table-cell office:value-type="float" office:value="0.49" calcext:value-type="float">
            <text:p>0,49</text:p>
          </table:table-cell>
          <table:table-cell office:value-type="float" office:value="510.79" calcext:value-type="float">
            <text:p>510,79</text:p>
          </table:table-cell>
        </table:table-row>
      </table:table>
      <table:table table:name="p2p-protocol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blocks sent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Trans/bloc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75666666666667" calcext:value-type="float">
            <text:p>6,76</text:p>
          </table:table-cell>
          <table:table-cell office:value-type="float" office:value="0.636" calcext:value-type="float">
            <text:p>0,64</text:p>
          </table:table-cell>
          <table:table-cell table:formula="of:=[.C3]/([.A3]*[.B3])" office:value-type="float" office:value="1.68916666666667" calcext:value-type="float">
            <text:p>1,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37" calcext:value-type="float">
            <text:p>10,37</text:p>
          </table:table-cell>
          <table:table-cell office:value-type="float" office:value="0.487" calcext:value-type="float">
            <text:p>0,49</text:p>
          </table:table-cell>
          <table:table-cell table:formula="of:=[.C4]/([.A4]*[.B4])" office:value-type="float" office:value="1.72833333333333" calcext:value-type="float">
            <text:p>1,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6033333333333" calcext:value-type="float">
            <text:p>14,60</text:p>
          </table:table-cell>
          <table:table-cell office:value-type="float" office:value="0.537" calcext:value-type="float">
            <text:p>0,54</text:p>
          </table:table-cell>
          <table:table-cell table:formula="of:=[.C5]/([.A5]*[.B5])" office:value-type="float" office:value="1.82541666666666" calcext:value-type="float">
            <text:p>1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.4266666666667" calcext:value-type="float">
            <text:p>19,43</text:p>
          </table:table-cell>
          <table:table-cell office:value-type="float" office:value="0.764" calcext:value-type="float">
            <text:p>0,76</text:p>
          </table:table-cell>
          <table:table-cell table:formula="of:=[.C6]/([.A6]*[.B6])" office:value-type="float" office:value="1.94266666666667" calcext:value-type="float">
            <text:p>1,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.3266666666667" calcext:value-type="float">
            <text:p>23,33</text:p>
          </table:table-cell>
          <table:table-cell office:value-type="float" office:value="0.979" calcext:value-type="float">
            <text:p>0,98</text:p>
          </table:table-cell>
          <table:table-cell table:formula="of:=[.C7]/([.A7]*[.B7])" office:value-type="float" office:value="1.94388888888889" calcext:value-type="float">
            <text:p>1,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.09" calcext:value-type="float">
            <text:p>28,09</text:p>
          </table:table-cell>
          <table:table-cell office:value-type="float" office:value="1.25" calcext:value-type="float">
            <text:p>1,25</text:p>
          </table:table-cell>
          <table:table-cell table:formula="of:=[.C8]/([.A8]*[.B8])" office:value-type="float" office:value="2.00642857142857" calcext:value-type="float">
            <text:p>2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.47" calcext:value-type="float">
            <text:p>32,47</text:p>
          </table:table-cell>
          <table:table-cell office:value-type="float" office:value="1.609" calcext:value-type="float">
            <text:p>1,61</text:p>
          </table:table-cell>
          <table:table-cell table:formula="of:=[.C9]/([.A9]*[.B9])" office:value-type="float" office:value="2.029375" calcext:value-type="float">
            <text:p>2,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.2066666666667" calcext:value-type="float">
            <text:p>38,21</text:p>
          </table:table-cell>
          <table:table-cell office:value-type="float" office:value="2.013" calcext:value-type="float">
            <text:p>2,01</text:p>
          </table:table-cell>
          <table:table-cell table:formula="of:=[.C10]/([.A10]*[.B10])" office:value-type="float" office:value="2.12259259259259" calcext:value-type="float">
            <text:p>2,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.0333333333333" calcext:value-type="float">
            <text:p>42,03</text:p>
          </table:table-cell>
          <table:table-cell office:value-type="float" office:value="2.372" calcext:value-type="float">
            <text:p>2,37</text:p>
          </table:table-cell>
          <table:table-cell table:formula="of:=[.C11]/([.A11]*[.B11])" office:value-type="float" office:value="2.10166666666667" calcext:value-type="float">
            <text:p>2,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.8866666666667" calcext:value-type="float">
            <text:p>45,89</text:p>
          </table:table-cell>
          <table:table-cell office:value-type="float" office:value="2.944" calcext:value-type="float">
            <text:p>2,94</text:p>
          </table:table-cell>
          <table:table-cell table:formula="of:=[.C12]/([.A12]*[.B12])" office:value-type="float" office:value="2.08575757575758" calcext:value-type="float">
            <text:p>2,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.1966666666667" calcext:value-type="float">
            <text:p>51,20</text:p>
          </table:table-cell>
          <table:table-cell office:value-type="float" office:value="3.61" calcext:value-type="float">
            <text:p>3,61</text:p>
          </table:table-cell>
          <table:table-cell table:formula="of:=[.C13]/([.A13]*[.B13])" office:value-type="float" office:value="2.13319444444445" calcext:value-type="float">
            <text:p>2,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.59" calcext:value-type="float">
            <text:p>57,59</text:p>
          </table:table-cell>
          <table:table-cell office:value-type="float" office:value="4.383" calcext:value-type="float">
            <text:p>4,38</text:p>
          </table:table-cell>
          <table:table-cell table:formula="of:=[.C14]/([.A14]*[.B14])" office:value-type="float" office:value="2.215" calcext:value-type="float">
            <text:p>2,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3.04" calcext:value-type="float">
            <text:p>63,04</text:p>
          </table:table-cell>
          <table:table-cell office:value-type="float" office:value="5.463" calcext:value-type="float">
            <text:p>5,46</text:p>
          </table:table-cell>
          <table:table-cell table:formula="of:=[.C15]/([.A15]*[.B15])" office:value-type="float" office:value="2.25142857142857" calcext:value-type="float">
            <text:p>2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7.23" calcext:value-type="float">
            <text:p>67,23</text:p>
          </table:table-cell>
          <table:table-cell office:value-type="float" office:value="6.128" calcext:value-type="float">
            <text:p>6,13</text:p>
          </table:table-cell>
          <table:table-cell table:formula="of:=[.C16]/([.A16]*[.B16])" office:value-type="float" office:value="2.241" calcext:value-type="float">
            <text:p>2,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.1333333333333" calcext:value-type="float">
            <text:p>73,13</text:p>
          </table:table-cell>
          <table:table-cell office:value-type="float" office:value="7.498" calcext:value-type="float">
            <text:p>7,50</text:p>
          </table:table-cell>
          <table:table-cell table:formula="of:=[.C17]/([.A17]*[.B17])" office:value-type="float" office:value="2.28541666666667" calcext:value-type="float">
            <text:p>2,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8.2566666666667" calcext:value-type="float">
            <text:p>78,26</text:p>
          </table:table-cell>
          <table:table-cell office:value-type="float" office:value="8.372" calcext:value-type="float">
            <text:p>8,37</text:p>
          </table:table-cell>
          <table:table-cell table:formula="of:=[.C18]/([.A18]*[.B18])" office:value-type="float" office:value="2.30166666666667" calcext:value-type="float">
            <text:p>2,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,00</text:p>
          </table:table-cell>
          <table:table-cell office:value-type="float" office:value="9.985" calcext:value-type="float">
            <text:p>9,99</text:p>
          </table:table-cell>
          <table:table-cell table:formula="of:=[.C19]/([.A19]*[.B19])" office:value-type="float" office:value="2.33333333333333" calcext:value-type="float">
            <text:p>2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8.7266666666667" calcext:value-type="float">
            <text:p>88,73</text:p>
          </table:table-cell>
          <table:table-cell office:value-type="float" office:value="11.124" calcext:value-type="float">
            <text:p>11,12</text:p>
          </table:table-cell>
          <table:table-cell table:formula="of:=[.C20]/([.A20]*[.B20])" office:value-type="float" office:value="2.33491228070176" calcext:value-type="float">
            <text:p>2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.86" calcext:value-type="float">
            <text:p>92,86</text:p>
          </table:table-cell>
          <table:table-cell office:value-type="float" office:value="12.802" calcext:value-type="float">
            <text:p>12,80</text:p>
          </table:table-cell>
          <table:table-cell table:formula="of:=[.C21]/([.A21]*[.B21])" office:value-type="float" office:value="2.3215" calcext:value-type="float">
            <text:p>2,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0.993333333333" calcext:value-type="float">
            <text:p>100,99</text:p>
          </table:table-cell>
          <table:table-cell office:value-type="float" office:value="14.787" calcext:value-type="float">
            <text:p>14,79</text:p>
          </table:table-cell>
          <table:table-cell table:formula="of:=[.C22]/([.A22]*[.B22])" office:value-type="float" office:value="2.40460317460317" calcext:value-type="float">
            <text:p>2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5.006666666667" calcext:value-type="float">
            <text:p>105,01</text:p>
          </table:table-cell>
          <table:table-cell office:value-type="float" office:value="16.338" calcext:value-type="float">
            <text:p>16,34</text:p>
          </table:table-cell>
          <table:table-cell table:formula="of:=[.C23]/([.A23]*[.B23])" office:value-type="float" office:value="2.38651515151516" calcext:value-type="float">
            <text:p>2,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0.246666666667" calcext:value-type="float">
            <text:p>110,25</text:p>
          </table:table-cell>
          <table:table-cell office:value-type="float" office:value="18.94" calcext:value-type="float">
            <text:p>18,94</text:p>
          </table:table-cell>
          <table:table-cell table:formula="of:=[.C24]/([.A24]*[.B24])" office:value-type="float" office:value="2.39666666666667" calcext:value-type="float">
            <text:p>2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8.013333333333" calcext:value-type="float">
            <text:p>118,01</text:p>
          </table:table-cell>
          <table:table-cell office:value-type="float" office:value="22.35" calcext:value-type="float">
            <text:p>22,35</text:p>
          </table:table-cell>
          <table:table-cell table:formula="of:=[.C25]/([.A25]*[.B25])" office:value-type="float" office:value="2.4586111111111" calcext:value-type="float">
            <text:p>2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4.41" calcext:value-type="float">
            <text:p>124,41</text:p>
          </table:table-cell>
          <table:table-cell office:value-type="float" office:value="23.616" calcext:value-type="float">
            <text:p>23,62</text:p>
          </table:table-cell>
          <table:table-cell table:formula="of:=[.C26]/([.A26]*[.B26])" office:value-type="float" office:value="2.4882" calcext:value-type="float">
            <text:p>2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7.1" calcext:value-type="float">
            <text:p>127,10</text:p>
          </table:table-cell>
          <table:table-cell office:value-type="float" office:value="26.28" calcext:value-type="float">
            <text:p>26,28</text:p>
          </table:table-cell>
          <table:table-cell table:formula="of:=[.C27]/([.A27]*[.B27])" office:value-type="float" office:value="2.44423076923077" calcext:value-type="float">
            <text:p>2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6.263333333333" calcext:value-type="float">
            <text:p>136,26</text:p>
          </table:table-cell>
          <table:table-cell office:value-type="float" office:value="29.594" calcext:value-type="float">
            <text:p>29,59</text:p>
          </table:table-cell>
          <table:table-cell table:formula="of:=[.C28]/([.A28]*[.B28])" office:value-type="float" office:value="2.52339506172839" calcext:value-type="float">
            <text:p>2,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9.746666666667" calcext:value-type="float">
            <text:p>139,75</text:p>
          </table:table-cell>
          <table:table-cell office:value-type="float" office:value="31.934" calcext:value-type="float">
            <text:p>31,93</text:p>
          </table:table-cell>
          <table:table-cell table:formula="of:=[.C29]/([.A29]*[.B29])" office:value-type="float" office:value="2.4954761904762" calcext:value-type="float">
            <text:p>2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3.873333333333" calcext:value-type="float">
            <text:p>143,87</text:p>
          </table:table-cell>
          <table:table-cell office:value-type="float" office:value="36.178" calcext:value-type="float">
            <text:p>36,18</text:p>
          </table:table-cell>
          <table:table-cell table:formula="of:=[.C30]/([.A30]*[.B30])" office:value-type="float" office:value="2.48057471264367" calcext:value-type="float">
            <text:p>2,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9.313333333333" calcext:value-type="float">
            <text:p>149,31</text:p>
          </table:table-cell>
          <table:table-cell office:value-type="float" office:value="38.653" calcext:value-type="float">
            <text:p>38,65</text:p>
          </table:table-cell>
          <table:table-cell table:formula="of:=[.C31]/([.A31]*[.B31])" office:value-type="float" office:value="2.48855555555555" calcext:value-type="float">
            <text:p>2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5.16" calcext:value-type="float">
            <text:p>155,16</text:p>
          </table:table-cell>
          <table:table-cell office:value-type="float" office:value="42.214" calcext:value-type="float">
            <text:p>42,21</text:p>
          </table:table-cell>
          <table:table-cell table:formula="of:=[.C32]/([.A32]*[.B32])" office:value-type="float" office:value="2.50258064516129" calcext:value-type="float">
            <text:p>2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3.59" calcext:value-type="float">
            <text:p>163,59</text:p>
          </table:table-cell>
          <table:table-cell office:value-type="float" office:value="48.693" calcext:value-type="float">
            <text:p>48,69</text:p>
          </table:table-cell>
          <table:table-cell table:formula="of:=[.C33]/([.A33]*[.B33])" office:value-type="float" office:value="2.55609375" calcext:value-type="float">
            <text:p>2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3666666666667" calcext:value-type="float">
            <text:p>10,37</text:p>
          </table:table-cell>
          <table:table-cell office:value-type="float" office:value="0.35" calcext:value-type="float">
            <text:p>0,35</text:p>
          </table:table-cell>
          <table:table-cell table:formula="of:=[.C34]/([.A34]*[.B34])" office:value-type="float" office:value="1.72777777777778" calcext:value-type="float">
            <text:p>1,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6.7966666666667" calcext:value-type="float">
            <text:p>16,80</text:p>
          </table:table-cell>
          <table:table-cell office:value-type="float" office:value="0.602" calcext:value-type="float">
            <text:p>0,60</text:p>
          </table:table-cell>
          <table:table-cell table:formula="of:=[.C35]/([.A35]*[.B35])" office:value-type="float" office:value="1.8662962962963" calcext:value-type="float">
            <text:p>1,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29" calcext:value-type="float">
            <text:p>23,29</text:p>
          </table:table-cell>
          <table:table-cell office:value-type="float" office:value="0.983" calcext:value-type="float">
            <text:p>0,98</text:p>
          </table:table-cell>
          <table:table-cell table:formula="of:=[.C36]/([.A36]*[.B36])" office:value-type="float" office:value="1.94083333333333" calcext:value-type="float">
            <text:p>1,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.69" calcext:value-type="float">
            <text:p>29,69</text:p>
          </table:table-cell>
          <table:table-cell office:value-type="float" office:value="1.397" calcext:value-type="float">
            <text:p>1,40</text:p>
          </table:table-cell>
          <table:table-cell table:formula="of:=[.C37]/([.A37]*[.B37])" office:value-type="float" office:value="1.97933333333333" calcext:value-type="float">
            <text:p>1,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.9" calcext:value-type="float">
            <text:p>37,90</text:p>
          </table:table-cell>
          <table:table-cell office:value-type="float" office:value="2.017" calcext:value-type="float">
            <text:p>2,02</text:p>
          </table:table-cell>
          <table:table-cell table:formula="of:=[.C38]/([.A38]*[.B38])" office:value-type="float" office:value="2.10555555555556" calcext:value-type="float">
            <text:p>2,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.5266666666667" calcext:value-type="float">
            <text:p>43,53</text:p>
          </table:table-cell>
          <table:table-cell office:value-type="float" office:value="2.823" calcext:value-type="float">
            <text:p>2,82</text:p>
          </table:table-cell>
          <table:table-cell table:formula="of:=[.C39]/([.A39]*[.B39])" office:value-type="float" office:value="2.07269841269841" calcext:value-type="float">
            <text:p>2,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.08" calcext:value-type="float">
            <text:p>53,08</text:p>
          </table:table-cell>
          <table:table-cell office:value-type="float" office:value="4.027" calcext:value-type="float">
            <text:p>4,03</text:p>
          </table:table-cell>
          <table:table-cell table:formula="of:=[.C40]/([.A40]*[.B40])" office:value-type="float" office:value="2.21166666666667" calcext:value-type="float">
            <text:p>2,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.7966666666667" calcext:value-type="float">
            <text:p>58,80</text:p>
          </table:table-cell>
          <table:table-cell office:value-type="float" office:value="5.216" calcext:value-type="float">
            <text:p>5,22</text:p>
          </table:table-cell>
          <table:table-cell table:formula="of:=[.C41]/([.A41]*[.B41])" office:value-type="float" office:value="2.17765432098766" calcext:value-type="float">
            <text:p>2,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7.13" calcext:value-type="float">
            <text:p>67,13</text:p>
          </table:table-cell>
          <table:table-cell office:value-type="float" office:value="6.625" calcext:value-type="float">
            <text:p>6,63</text:p>
          </table:table-cell>
          <table:table-cell table:formula="of:=[.C42]/([.A42]*[.B42])" office:value-type="float" office:value="2.23766666666667" calcext:value-type="float">
            <text:p>2,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5.0933333333333" calcext:value-type="float">
            <text:p>75,09</text:p>
          </table:table-cell>
          <table:table-cell office:value-type="float" office:value="8.567" calcext:value-type="float">
            <text:p>8,57</text:p>
          </table:table-cell>
          <table:table-cell table:formula="of:=[.C43]/([.A43]*[.B43])" office:value-type="float" office:value="2.27555555555555" calcext:value-type="float">
            <text:p>2,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2.2833333333333" calcext:value-type="float">
            <text:p>82,28</text:p>
          </table:table-cell>
          <table:table-cell office:value-type="float" office:value="10.088" calcext:value-type="float">
            <text:p>10,09</text:p>
          </table:table-cell>
          <table:table-cell table:formula="of:=[.C44]/([.A44]*[.B44])" office:value-type="float" office:value="2.28564814814815" calcext:value-type="float">
            <text:p>2,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3.1266666666667" calcext:value-type="float">
            <text:p>93,13</text:p>
          </table:table-cell>
          <table:table-cell office:value-type="float" office:value="12.89" calcext:value-type="float">
            <text:p>12,89</text:p>
          </table:table-cell>
          <table:table-cell table:formula="of:=[.C45]/([.A45]*[.B45])" office:value-type="float" office:value="2.38786324786325" calcext:value-type="float">
            <text:p>2,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6.9233333333333" calcext:value-type="float">
            <text:p>96,92</text:p>
          </table:table-cell>
          <table:table-cell office:value-type="float" office:value="15.475" calcext:value-type="float">
            <text:p>15,48</text:p>
          </table:table-cell>
          <table:table-cell table:formula="of:=[.C46]/([.A46]*[.B46])" office:value-type="float" office:value="2.30769841269841" calcext:value-type="float">
            <text:p>2,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7.333333333333" calcext:value-type="float">
            <text:p>107,33</text:p>
          </table:table-cell>
          <table:table-cell office:value-type="float" office:value="18.622" calcext:value-type="float">
            <text:p>18,62</text:p>
          </table:table-cell>
          <table:table-cell table:formula="of:=[.C47]/([.A47]*[.B47])" office:value-type="float" office:value="2.38518518518518" calcext:value-type="float">
            <text:p>2,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7.273333333333" calcext:value-type="float">
            <text:p>117,27</text:p>
          </table:table-cell>
          <table:table-cell office:value-type="float" office:value="23.243" calcext:value-type="float">
            <text:p>23,24</text:p>
          </table:table-cell>
          <table:table-cell table:formula="of:=[.C48]/([.A48]*[.B48])" office:value-type="float" office:value="2.44319444444444" calcext:value-type="float">
            <text:p>2,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.65" calcext:value-type="float">
            <text:p>123,65</text:p>
          </table:table-cell>
          <table:table-cell office:value-type="float" office:value="26.473" calcext:value-type="float">
            <text:p>26,47</text:p>
          </table:table-cell>
          <table:table-cell table:formula="of:=[.C49]/([.A49]*[.B49])" office:value-type="float" office:value="2.42450980392157" calcext:value-type="float">
            <text:p>2,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4.303333333333" calcext:value-type="float">
            <text:p>134,30</text:p>
          </table:table-cell>
          <table:table-cell office:value-type="float" office:value="31.421" calcext:value-type="float">
            <text:p>31,42</text:p>
          </table:table-cell>
          <table:table-cell table:formula="of:=[.C50]/([.A50]*[.B50])" office:value-type="float" office:value="2.48709876543209" calcext:value-type="float">
            <text:p>2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9.693333333333" calcext:value-type="float">
            <text:p>139,69</text:p>
          </table:table-cell>
          <table:table-cell office:value-type="float" office:value="35.292" calcext:value-type="float">
            <text:p>35,29</text:p>
          </table:table-cell>
          <table:table-cell table:formula="of:=[.C51]/([.A51]*[.B51])" office:value-type="float" office:value="2.45076023391812" calcext:value-type="float">
            <text:p>2,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9.656666666667" calcext:value-type="float">
            <text:p>149,66</text:p>
          </table:table-cell>
          <table:table-cell office:value-type="float" office:value="41.625" calcext:value-type="float">
            <text:p>41,63</text:p>
          </table:table-cell>
          <table:table-cell table:formula="of:=[.C52]/([.A52]*[.B52])" office:value-type="float" office:value="2.49427777777778" calcext:value-type="float">
            <text:p>2,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6.146666666667" calcext:value-type="float">
            <text:p>156,15</text:p>
          </table:table-cell>
          <table:table-cell office:value-type="float" office:value="45.245" calcext:value-type="float">
            <text:p>45,25</text:p>
          </table:table-cell>
          <table:table-cell table:formula="of:=[.C53]/([.A53]*[.B53])" office:value-type="float" office:value="2.47851851851852" calcext:value-type="float">
            <text:p>2,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8.816666666667" calcext:value-type="float">
            <text:p>168,82</text:p>
          </table:table-cell>
          <table:table-cell office:value-type="float" office:value="56.018" calcext:value-type="float">
            <text:p>56,02</text:p>
          </table:table-cell>
          <table:table-cell table:formula="of:=[.C54]/([.A54]*[.B54])" office:value-type="float" office:value="2.55782828282829" calcext:value-type="float">
            <text:p>2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7.806666666667" calcext:value-type="float">
            <text:p>177,81</text:p>
          </table:table-cell>
          <table:table-cell office:value-type="float" office:value="60.836" calcext:value-type="float">
            <text:p>60,84</text:p>
          </table:table-cell>
          <table:table-cell table:formula="of:=[.C55]/([.A55]*[.B55])" office:value-type="float" office:value="2.57690821256039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5.156666666667" calcext:value-type="float">
            <text:p>185,16</text:p>
          </table:table-cell>
          <table:table-cell office:value-type="float" office:value="66.538" calcext:value-type="float">
            <text:p>66,54</text:p>
          </table:table-cell>
          <table:table-cell table:formula="of:=[.C56]/([.A56]*[.B56])" office:value-type="float" office:value="2.57162037037038" calcext:value-type="float">
            <text:p>2,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2.82" calcext:value-type="float">
            <text:p>192,82</text:p>
          </table:table-cell>
          <table:table-cell office:value-type="float" office:value="76.069" calcext:value-type="float">
            <text:p>76,07</text:p>
          </table:table-cell>
          <table:table-cell table:formula="of:=[.C57]/([.A57]*[.B57])" office:value-type="float" office:value="2.57093333333333" calcext:value-type="float">
            <text:p>2,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01.416666666667" calcext:value-type="float">
            <text:p>201,42</text:p>
          </table:table-cell>
          <table:table-cell office:value-type="float" office:value="84.474" calcext:value-type="float">
            <text:p>84,47</text:p>
          </table:table-cell>
          <table:table-cell table:formula="of:=[.C58]/([.A58]*[.B58])" office:value-type="float" office:value="2.58226495726496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10.976666666667" calcext:value-type="float">
            <text:p>210,98</text:p>
          </table:table-cell>
          <table:table-cell office:value-type="float" office:value="92.847" calcext:value-type="float">
            <text:p>92,85</text:p>
          </table:table-cell>
          <table:table-cell table:formula="of:=[.C59]/([.A59]*[.B59])" office:value-type="float" office:value="2.60465020576132" calcext:value-type="float">
            <text:p>2,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19.226666666667" calcext:value-type="float">
            <text:p>219,23</text:p>
          </table:table-cell>
          <table:table-cell office:value-type="float" office:value="106.755" calcext:value-type="float">
            <text:p>106,76</text:p>
          </table:table-cell>
          <table:table-cell table:formula="of:=[.C60]/([.A60]*[.B60])" office:value-type="float" office:value="2.60984126984127" calcext:value-type="float">
            <text:p>2,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29.88" calcext:value-type="float">
            <text:p>229,88</text:p>
          </table:table-cell>
          <table:table-cell office:value-type="float" office:value="117.189" calcext:value-type="float">
            <text:p>117,19</text:p>
          </table:table-cell>
          <table:table-cell table:formula="of:=[.C61]/([.A61]*[.B61])" office:value-type="float" office:value="2.64229885057471" calcext:value-type="float">
            <text:p>2,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9.86" calcext:value-type="float">
            <text:p>239,86</text:p>
          </table:table-cell>
          <table:table-cell office:value-type="float" office:value="130.37" calcext:value-type="float">
            <text:p>130,37</text:p>
          </table:table-cell>
          <table:table-cell table:formula="of:=[.C62]/([.A62]*[.B62])" office:value-type="float" office:value="2.66511111111111" calcext:value-type="float">
            <text:p>2,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5.556666666667" calcext:value-type="float">
            <text:p>245,56</text:p>
          </table:table-cell>
          <table:table-cell office:value-type="float" office:value="139.646" calcext:value-type="float">
            <text:p>139,65</text:p>
          </table:table-cell>
          <table:table-cell table:formula="of:=[.C63]/([.A63]*[.B63])" office:value-type="float" office:value="2.64039426523298" calcext:value-type="float">
            <text:p>2,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4.463333333333" calcext:value-type="float">
            <text:p>264,46</text:p>
          </table:table-cell>
          <table:table-cell office:value-type="float" office:value="162.092" calcext:value-type="float">
            <text:p>162,09</text:p>
          </table:table-cell>
          <table:table-cell table:formula="of:=[.C64]/([.A64]*[.B64])" office:value-type="float" office:value="2.75482638888889" calcext:value-type="float">
            <text:p>2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39" calcext:value-type="float">
            <text:p>14,39</text:p>
          </table:table-cell>
          <table:table-cell office:value-type="float" office:value="0.491" calcext:value-type="float">
            <text:p>0,49</text:p>
          </table:table-cell>
          <table:table-cell table:formula="of:=[.C65]/([.A65]*[.B65])" office:value-type="float" office:value="1.79875" calcext:value-type="float">
            <text:p>1,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.9233333333333" calcext:value-type="float">
            <text:p>22,92</text:p>
          </table:table-cell>
          <table:table-cell office:value-type="float" office:value="1.007" calcext:value-type="float">
            <text:p>1,01</text:p>
          </table:table-cell>
          <table:table-cell table:formula="of:=[.C66]/([.A66]*[.B66])" office:value-type="float" office:value="1.91027777777778" calcext:value-type="float">
            <text:p>1,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.3033333333333" calcext:value-type="float">
            <text:p>32,30</text:p>
          </table:table-cell>
          <table:table-cell office:value-type="float" office:value="1.682" calcext:value-type="float">
            <text:p>1,68</text:p>
          </table:table-cell>
          <table:table-cell table:formula="of:=[.C67]/([.A67]*[.B67])" office:value-type="float" office:value="2.01895833333333" calcext:value-type="float">
            <text:p>2,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.31" calcext:value-type="float">
            <text:p>43,31</text:p>
          </table:table-cell>
          <table:table-cell office:value-type="float" office:value="2.771" calcext:value-type="float">
            <text:p>2,77</text:p>
          </table:table-cell>
          <table:table-cell table:formula="of:=[.C68]/([.A68]*[.B68])" office:value-type="float" office:value="2.1655" calcext:value-type="float">
            <text:p>2,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.6866666666667" calcext:value-type="float">
            <text:p>52,69</text:p>
          </table:table-cell>
          <table:table-cell office:value-type="float" office:value="4.169" calcext:value-type="float">
            <text:p>4,17</text:p>
          </table:table-cell>
          <table:table-cell table:formula="of:=[.C69]/([.A69]*[.B69])" office:value-type="float" office:value="2.19527777777778" calcext:value-type="float">
            <text:p>2,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.1266666666667" calcext:value-type="float">
            <text:p>62,13</text:p>
          </table:table-cell>
          <table:table-cell office:value-type="float" office:value="5.779" calcext:value-type="float">
            <text:p>5,78</text:p>
          </table:table-cell>
          <table:table-cell table:formula="of:=[.C70]/([.A70]*[.B70])" office:value-type="float" office:value="2.21880952380953" calcext:value-type="float">
            <text:p>2,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.5866666666667" calcext:value-type="float">
            <text:p>71,59</text:p>
          </table:table-cell>
          <table:table-cell office:value-type="float" office:value="8.405" calcext:value-type="float">
            <text:p>8,41</text:p>
          </table:table-cell>
          <table:table-cell table:formula="of:=[.C71]/([.A71]*[.B71])" office:value-type="float" office:value="2.23708333333333" calcext:value-type="float">
            <text:p>2,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4.4433333333333" calcext:value-type="float">
            <text:p>84,44</text:p>
          </table:table-cell>
          <table:table-cell office:value-type="float" office:value="11.068" calcext:value-type="float">
            <text:p>11,07</text:p>
          </table:table-cell>
          <table:table-cell table:formula="of:=[.C72]/([.A72]*[.B72])" office:value-type="float" office:value="2.34564814814815" calcext:value-type="float">
            <text:p>2,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.7166666666667" calcext:value-type="float">
            <text:p>91,72</text:p>
          </table:table-cell>
          <table:table-cell office:value-type="float" office:value="13.976" calcext:value-type="float">
            <text:p>13,98</text:p>
          </table:table-cell>
          <table:table-cell table:formula="of:=[.C73]/([.A73]*[.B73])" office:value-type="float" office:value="2.29291666666667" calcext:value-type="float">
            <text:p>2,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4.986666666667" calcext:value-type="float">
            <text:p>104,99</text:p>
          </table:table-cell>
          <table:table-cell office:value-type="float" office:value="18.978" calcext:value-type="float">
            <text:p>18,98</text:p>
          </table:table-cell>
          <table:table-cell table:formula="of:=[.C74]/([.A74]*[.B74])" office:value-type="float" office:value="2.38606060606061" calcext:value-type="float">
            <text:p>2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7.65" calcext:value-type="float">
            <text:p>117,65</text:p>
          </table:table-cell>
          <table:table-cell office:value-type="float" office:value="24.225" calcext:value-type="float">
            <text:p>24,23</text:p>
          </table:table-cell>
          <table:table-cell table:formula="of:=[.C75]/([.A75]*[.B75])" office:value-type="float" office:value="2.45104166666667" calcext:value-type="float">
            <text:p>2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7.713333333333" calcext:value-type="float">
            <text:p>127,71</text:p>
          </table:table-cell>
          <table:table-cell office:value-type="float" office:value="30.341" calcext:value-type="float">
            <text:p>30,34</text:p>
          </table:table-cell>
          <table:table-cell table:formula="of:=[.C76]/([.A76]*[.B76])" office:value-type="float" office:value="2.45602564102563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7.636666666667" calcext:value-type="float">
            <text:p>137,64</text:p>
          </table:table-cell>
          <table:table-cell office:value-type="float" office:value="35.401" calcext:value-type="float">
            <text:p>35,40</text:p>
          </table:table-cell>
          <table:table-cell table:formula="of:=[.C77]/([.A77]*[.B77])" office:value-type="float" office:value="2.45779761904763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9.78" calcext:value-type="float">
            <text:p>149,78</text:p>
          </table:table-cell>
          <table:table-cell office:value-type="float" office:value="44.228" calcext:value-type="float">
            <text:p>44,23</text:p>
          </table:table-cell>
          <table:table-cell table:formula="of:=[.C78]/([.A78]*[.B78])" office:value-type="float" office:value="2.49633333333333" calcext:value-type="float">
            <text:p>2,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9.41" calcext:value-type="float">
            <text:p>159,41</text:p>
          </table:table-cell>
          <table:table-cell office:value-type="float" office:value="51.881" calcext:value-type="float">
            <text:p>51,88</text:p>
          </table:table-cell>
          <table:table-cell table:formula="of:=[.C79]/([.A79]*[.B79])" office:value-type="float" office:value="2.49078125" calcext:value-type="float">
            <text:p>2,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.073333333333" calcext:value-type="float">
            <text:p>173,07</text:p>
          </table:table-cell>
          <table:table-cell office:value-type="float" office:value="60.92" calcext:value-type="float">
            <text:p>60,92</text:p>
          </table:table-cell>
          <table:table-cell table:formula="of:=[.C80]/([.A80]*[.B80])" office:value-type="float" office:value="2.54519607843137" calcext:value-type="float">
            <text:p>2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5.24" calcext:value-type="float">
            <text:p>185,24</text:p>
          </table:table-cell>
          <table:table-cell office:value-type="float" office:value="72.977" calcext:value-type="float">
            <text:p>72,98</text:p>
          </table:table-cell>
          <table:table-cell table:formula="of:=[.C81]/([.A81]*[.B81])" office:value-type="float" office:value="2.57277777777778" calcext:value-type="float">
            <text:p>2,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6.926666666667" calcext:value-type="float">
            <text:p>196,93</text:p>
          </table:table-cell>
          <table:table-cell office:value-type="float" office:value="83.095" calcext:value-type="float">
            <text:p>83,10</text:p>
          </table:table-cell>
          <table:table-cell table:formula="of:=[.C82]/([.A82]*[.B82])" office:value-type="float" office:value="2.5911403508772" calcext:value-type="float">
            <text:p>2,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8.38" calcext:value-type="float">
            <text:p>208,38</text:p>
          </table:table-cell>
          <table:table-cell office:value-type="float" office:value="100.632" calcext:value-type="float">
            <text:p>100,63</text:p>
          </table:table-cell>
          <table:table-cell table:formula="of:=[.C83]/([.A83]*[.B83])" office:value-type="float" office:value="2.60475" calcext:value-type="float">
            <text:p>2,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19.9" calcext:value-type="float">
            <text:p>219,90</text:p>
          </table:table-cell>
          <table:table-cell office:value-type="float" office:value="109.515" calcext:value-type="float">
            <text:p>109,52</text:p>
          </table:table-cell>
          <table:table-cell table:formula="of:=[.C84]/([.A84]*[.B84])" office:value-type="float" office:value="2.61785714285714" calcext:value-type="float">
            <text:p>2,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1.166666666667" calcext:value-type="float">
            <text:p>231,17</text:p>
          </table:table-cell>
          <table:table-cell office:value-type="float" office:value="124.606" calcext:value-type="float">
            <text:p>124,61</text:p>
          </table:table-cell>
          <table:table-cell table:formula="of:=[.C85]/([.A85]*[.B85])" office:value-type="float" office:value="2.62689393939394" calcext:value-type="float">
            <text:p>2,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4.233333333333" calcext:value-type="float">
            <text:p>244,23</text:p>
          </table:table-cell>
          <table:table-cell office:value-type="float" office:value="147.273" calcext:value-type="float">
            <text:p>147,27</text:p>
          </table:table-cell>
          <table:table-cell table:formula="of:=[.C86]/([.A86]*[.B86])" office:value-type="float" office:value="2.65471014492753" calcext:value-type="float">
            <text:p>2,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1.026666666667" calcext:value-type="float">
            <text:p>261,03</text:p>
          </table:table-cell>
          <table:table-cell office:value-type="float" office:value="164.141" calcext:value-type="float">
            <text:p>164,14</text:p>
          </table:table-cell>
          <table:table-cell table:formula="of:=[.C87]/([.A87]*[.B87])" office:value-type="float" office:value="2.71902777777778" calcext:value-type="float">
            <text:p>2,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0.223333333333" calcext:value-type="float">
            <text:p>270,22</text:p>
          </table:table-cell>
          <table:table-cell office:value-type="float" office:value="181.154" calcext:value-type="float">
            <text:p>181,15</text:p>
          </table:table-cell>
          <table:table-cell table:formula="of:=[.C88]/([.A88]*[.B88])" office:value-type="float" office:value="2.70223333333333" calcext:value-type="float">
            <text:p>2,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6.43" calcext:value-type="float">
            <text:p>276,43</text:p>
          </table:table-cell>
          <table:table-cell office:value-type="float" office:value="213.693" calcext:value-type="float">
            <text:p>213,69</text:p>
          </table:table-cell>
          <table:table-cell table:formula="of:=[.C89]/([.A89]*[.B89])" office:value-type="float" office:value="2.65798076923077" calcext:value-type="float">
            <text:p>2,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85.293333333333" calcext:value-type="float">
            <text:p>285,29</text:p>
          </table:table-cell>
          <table:table-cell office:value-type="float" office:value="224.014" calcext:value-type="float">
            <text:p>224,01</text:p>
          </table:table-cell>
          <table:table-cell table:formula="of:=[.C90]/([.A90]*[.B90])" office:value-type="float" office:value="2.6416049382716" calcext:value-type="float">
            <text:p>2,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9.883333333333" calcext:value-type="float">
            <text:p>309,88</text:p>
          </table:table-cell>
          <table:table-cell office:value-type="float" office:value="258.143" calcext:value-type="float">
            <text:p>258,14</text:p>
          </table:table-cell>
          <table:table-cell table:formula="of:=[.C91]/([.A91]*[.B91])" office:value-type="float" office:value="2.76681547619047" calcext:value-type="float">
            <text:p>2,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7.966666666667" calcext:value-type="float">
            <text:p>317,97</text:p>
          </table:table-cell>
          <table:table-cell office:value-type="float" office:value="281.584" calcext:value-type="float">
            <text:p>281,58</text:p>
          </table:table-cell>
          <table:table-cell table:formula="of:=[.C92]/([.A92]*[.B92])" office:value-type="float" office:value="2.74109195402299" calcext:value-type="float">
            <text:p>2,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5.836666666667" calcext:value-type="float">
            <text:p>335,84</text:p>
          </table:table-cell>
          <table:table-cell office:value-type="float" office:value="319.113" calcext:value-type="float">
            <text:p>319,11</text:p>
          </table:table-cell>
          <table:table-cell table:formula="of:=[.C93]/([.A93]*[.B93])" office:value-type="float" office:value="2.79863888888889" calcext:value-type="float">
            <text:p>2,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40.963333333333" calcext:value-type="float">
            <text:p>340,96</text:p>
          </table:table-cell>
          <table:table-cell office:value-type="float" office:value="338.722" calcext:value-type="float">
            <text:p>338,72</text:p>
          </table:table-cell>
          <table:table-cell table:formula="of:=[.C94]/([.A94]*[.B94])" office:value-type="float" office:value="2.74970430107527" calcext:value-type="float">
            <text:p>2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7.623333333333" calcext:value-type="float">
            <text:p>357,62</text:p>
          </table:table-cell>
          <table:table-cell office:value-type="float" office:value="384.251" calcext:value-type="float">
            <text:p>384,25</text:p>
          </table:table-cell>
          <table:table-cell table:formula="of:=[.C95]/([.A95]*[.B95])" office:value-type="float" office:value="2.79393229166666" calcext:value-type="float">
            <text:p>2,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.05" calcext:value-type="float">
            <text:p>19,05</text:p>
          </table:table-cell>
          <table:table-cell office:value-type="float" office:value="0.734" calcext:value-type="float">
            <text:p>0,73</text:p>
          </table:table-cell>
          <table:table-cell table:formula="of:=[.C96]/([.A96]*[.B96])" office:value-type="float" office:value="1.905" calcext:value-type="float">
            <text:p>1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62" calcext:value-type="float">
            <text:p>29,62</text:p>
          </table:table-cell>
          <table:table-cell office:value-type="float" office:value="1.42" calcext:value-type="float">
            <text:p>1,42</text:p>
          </table:table-cell>
          <table:table-cell table:formula="of:=[.C97]/([.A97]*[.B97])" office:value-type="float" office:value="1.97466666666667" calcext:value-type="float">
            <text:p>1,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.06" calcext:value-type="float">
            <text:p>43,06</text:p>
          </table:table-cell>
          <table:table-cell office:value-type="float" office:value="2.859" calcext:value-type="float">
            <text:p>2,86</text:p>
          </table:table-cell>
          <table:table-cell table:formula="of:=[.C98]/([.A98]*[.B98])" office:value-type="float" office:value="2.153" calcext:value-type="float">
            <text:p>2,1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5.48" calcext:value-type="float">
            <text:p>55,48</text:p>
          </table:table-cell>
          <table:table-cell office:value-type="float" office:value="4.6" calcext:value-type="float">
            <text:p>4,60</text:p>
          </table:table-cell>
          <table:table-cell table:formula="of:=[.C99]/([.A99]*[.B99])" office:value-type="float" office:value="2.2192" calcext:value-type="float">
            <text:p>2,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1733333333333" calcext:value-type="float">
            <text:p>67,17</text:p>
          </table:table-cell>
          <table:table-cell office:value-type="float" office:value="7.369" calcext:value-type="float">
            <text:p>7,37</text:p>
          </table:table-cell>
          <table:table-cell table:formula="of:=[.C100]/([.A100]*[.B100])" office:value-type="float" office:value="2.23911111111111" calcext:value-type="float">
            <text:p>2,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.3733333333333" calcext:value-type="float">
            <text:p>80,37</text:p>
          </table:table-cell>
          <table:table-cell office:value-type="float" office:value="11.155" calcext:value-type="float">
            <text:p>11,16</text:p>
          </table:table-cell>
          <table:table-cell table:formula="of:=[.C101]/([.A101]*[.B101])" office:value-type="float" office:value="2.29638095238095" calcext:value-type="float">
            <text:p>2,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4.54" calcext:value-type="float">
            <text:p>94,54</text:p>
          </table:table-cell>
          <table:table-cell office:value-type="float" office:value="15.018" calcext:value-type="float">
            <text:p>15,02</text:p>
          </table:table-cell>
          <table:table-cell table:formula="of:=[.C102]/([.A102]*[.B102])" office:value-type="float" office:value="2.3635" calcext:value-type="float">
            <text:p>2,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7.866666666667" calcext:value-type="float">
            <text:p>107,87</text:p>
          </table:table-cell>
          <table:table-cell office:value-type="float" office:value="22.607" calcext:value-type="float">
            <text:p>22,61</text:p>
          </table:table-cell>
          <table:table-cell table:formula="of:=[.C103]/([.A103]*[.B103])" office:value-type="float" office:value="2.39703703703704" calcext:value-type="float">
            <text:p>2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3.853333333333" calcext:value-type="float">
            <text:p>123,85</text:p>
          </table:table-cell>
          <table:table-cell office:value-type="float" office:value="28.175" calcext:value-type="float">
            <text:p>28,18</text:p>
          </table:table-cell>
          <table:table-cell table:formula="of:=[.C104]/([.A104]*[.B104])" office:value-type="float" office:value="2.47706666666666" calcext:value-type="float">
            <text:p>2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4.65" calcext:value-type="float">
            <text:p>134,65</text:p>
          </table:table-cell>
          <table:table-cell office:value-type="float" office:value="36.289" calcext:value-type="float">
            <text:p>36,29</text:p>
          </table:table-cell>
          <table:table-cell table:formula="of:=[.C105]/([.A105]*[.B105])" office:value-type="float" office:value="2.44818181818182" calcext:value-type="float">
            <text:p>2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9.666666666667" calcext:value-type="float">
            <text:p>149,67</text:p>
          </table:table-cell>
          <table:table-cell office:value-type="float" office:value="45.425" calcext:value-type="float">
            <text:p>45,43</text:p>
          </table:table-cell>
          <table:table-cell table:formula="of:=[.C106]/([.A106]*[.B106])" office:value-type="float" office:value="2.49444444444445" calcext:value-type="float">
            <text:p>2,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4.18" calcext:value-type="float">
            <text:p>164,18</text:p>
          </table:table-cell>
          <table:table-cell office:value-type="float" office:value="56.4" calcext:value-type="float">
            <text:p>56,40</text:p>
          </table:table-cell>
          <table:table-cell table:formula="of:=[.C107]/([.A107]*[.B107])" office:value-type="float" office:value="2.52584615384615" calcext:value-type="float">
            <text:p>2,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5.76" calcext:value-type="float">
            <text:p>175,76</text:p>
          </table:table-cell>
          <table:table-cell office:value-type="float" office:value="67.669" calcext:value-type="float">
            <text:p>67,67</text:p>
          </table:table-cell>
          <table:table-cell table:formula="of:=[.C108]/([.A108]*[.B108])" office:value-type="float" office:value="2.51085714285714" calcext:value-type="float">
            <text:p>2,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0.183333333333" calcext:value-type="float">
            <text:p>190,18</text:p>
          </table:table-cell>
          <table:table-cell office:value-type="float" office:value="82.3" calcext:value-type="float">
            <text:p>82,30</text:p>
          </table:table-cell>
          <table:table-cell table:formula="of:=[.C109]/([.A109]*[.B109])" office:value-type="float" office:value="2.53577777777777" calcext:value-type="float">
            <text:p>2,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8.623333333333" calcext:value-type="float">
            <text:p>208,62</text:p>
          </table:table-cell>
          <table:table-cell office:value-type="float" office:value="98.267" calcext:value-type="float">
            <text:p>98,27</text:p>
          </table:table-cell>
          <table:table-cell table:formula="of:=[.C110]/([.A110]*[.B110])" office:value-type="float" office:value="2.60779166666666" calcext:value-type="float">
            <text:p>2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6.663333333333" calcext:value-type="float">
            <text:p>226,66</text:p>
          </table:table-cell>
          <table:table-cell office:value-type="float" office:value="122.294" calcext:value-type="float">
            <text:p>122,29</text:p>
          </table:table-cell>
          <table:table-cell table:formula="of:=[.C111]/([.A111]*[.B111])" office:value-type="float" office:value="2.66662745098039" calcext:value-type="float">
            <text:p>2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9.916666666667" calcext:value-type="float">
            <text:p>239,92</text:p>
          </table:table-cell>
          <table:table-cell office:value-type="float" office:value="143.444" calcext:value-type="float">
            <text:p>143,44</text:p>
          </table:table-cell>
          <table:table-cell table:formula="of:=[.C112]/([.A112]*[.B112])" office:value-type="float" office:value="2.66574074074074" calcext:value-type="float">
            <text:p>2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,00</text:p>
          </table:table-cell>
          <table:table-cell office:value-type="float" office:value="160.283" calcext:value-type="float">
            <text:p>160,28</text:p>
          </table:table-cell>
          <table:table-cell table:formula="of:=[.C113]/([.A113]*[.B113])" office:value-type="float" office:value="2.6421052631579" calcext:value-type="float">
            <text:p>2,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9.42" calcext:value-type="float">
            <text:p>269,42</text:p>
          </table:table-cell>
          <table:table-cell office:value-type="float" office:value="191.808" calcext:value-type="float">
            <text:p>191,81</text:p>
          </table:table-cell>
          <table:table-cell table:formula="of:=[.C114]/([.A114]*[.B114])" office:value-type="float" office:value="2.6942" calcext:value-type="float">
            <text:p>2,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4.216666666667" calcext:value-type="float">
            <text:p>284,22</text:p>
          </table:table-cell>
          <table:table-cell office:value-type="float" office:value="217.818" calcext:value-type="float">
            <text:p>217,82</text:p>
          </table:table-cell>
          <table:table-cell table:formula="of:=[.C115]/([.A115]*[.B115])" office:value-type="float" office:value="2.7068253968254" calcext:value-type="float">
            <text:p>2,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1.716666666667" calcext:value-type="float">
            <text:p>301,72</text:p>
          </table:table-cell>
          <table:table-cell office:value-type="float" office:value="251.64" calcext:value-type="float">
            <text:p>251,64</text:p>
          </table:table-cell>
          <table:table-cell table:formula="of:=[.C116]/([.A116]*[.B116])" office:value-type="float" office:value="2.74287878787879" calcext:value-type="float">
            <text:p>2,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5.91" calcext:value-type="float">
            <text:p>315,91</text:p>
          </table:table-cell>
          <table:table-cell office:value-type="float" office:value="291.134" calcext:value-type="float">
            <text:p>291,13</text:p>
          </table:table-cell>
          <table:table-cell table:formula="of:=[.C117]/([.A117]*[.B117])" office:value-type="float" office:value="2.74704347826087" calcext:value-type="float">
            <text:p>2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4.236666666667" calcext:value-type="float">
            <text:p>334,24</text:p>
          </table:table-cell>
          <table:table-cell office:value-type="float" office:value="337.117" calcext:value-type="float">
            <text:p>337,12</text:p>
          </table:table-cell>
          <table:table-cell table:formula="of:=[.C118]/([.A118]*[.B118])" office:value-type="float" office:value="2.78530555555556" calcext:value-type="float">
            <text:p>2,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4.68" calcext:value-type="float">
            <text:p>354,68</text:p>
          </table:table-cell>
          <table:table-cell office:value-type="float" office:value="375.22" calcext:value-type="float">
            <text:p>375,22</text:p>
          </table:table-cell>
          <table:table-cell table:formula="of:=[.C119]/([.A119]*[.B119])" office:value-type="float" office:value="2.83744" calcext:value-type="float">
            <text:p>2,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9.12" calcext:value-type="float">
            <text:p>369,12</text:p>
          </table:table-cell>
          <table:table-cell office:value-type="float" office:value="412.36" calcext:value-type="float">
            <text:p>412,36</text:p>
          </table:table-cell>
          <table:table-cell table:formula="of:=[.C120]/([.A120]*[.B120])" office:value-type="float" office:value="2.83938461538462" calcext:value-type="float">
            <text:p>2,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2.856666666667" calcext:value-type="float">
            <text:p>372,86</text:p>
          </table:table-cell>
          <table:table-cell office:value-type="float" office:value="447.135" calcext:value-type="float">
            <text:p>447,14</text:p>
          </table:table-cell>
          <table:table-cell table:formula="of:=[.C121]/([.A121]*[.B121])" office:value-type="float" office:value="2.7619012345679" calcext:value-type="float">
            <text:p>2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1.833333333333" calcext:value-type="float">
            <text:p>391,83</text:p>
          </table:table-cell>
          <table:table-cell office:value-type="float" office:value="500.07" calcext:value-type="float">
            <text:p>500,07</text:p>
          </table:table-cell>
          <table:table-cell table:formula="of:=[.C122]/([.A122]*[.B122])" office:value-type="float" office:value="2.79880952380952" calcext:value-type="float">
            <text:p>2,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13.583333333333" calcext:value-type="float">
            <text:p>413,58</text:p>
          </table:table-cell>
          <table:table-cell office:value-type="float" office:value="599.078" calcext:value-type="float">
            <text:p>599,08</text:p>
          </table:table-cell>
          <table:table-cell table:formula="of:=[.C123]/([.A123]*[.B123])" office:value-type="float" office:value="2.85229885057471" calcext:value-type="float">
            <text:p>2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33.023333333333" calcext:value-type="float">
            <text:p>433,02</text:p>
          </table:table-cell>
          <table:table-cell office:value-type="float" office:value="631.702" calcext:value-type="float">
            <text:p>631,70</text:p>
          </table:table-cell>
          <table:table-cell table:formula="of:=[.C124]/([.A124]*[.B124])" office:value-type="float" office:value="2.88682222222222" calcext:value-type="float">
            <text:p>2,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43.683333333333" calcext:value-type="float">
            <text:p>443,68</text:p>
          </table:table-cell>
          <table:table-cell office:value-type="float" office:value="711.517" calcext:value-type="float">
            <text:p>711,52</text:p>
          </table:table-cell>
          <table:table-cell table:formula="of:=[.C125]/([.A125]*[.B125])" office:value-type="float" office:value="2.86247311827957" calcext:value-type="float">
            <text:p>2,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62.553333333333" calcext:value-type="float">
            <text:p>462,55</text:p>
          </table:table-cell>
          <table:table-cell office:value-type="float" office:value="778.46" calcext:value-type="float">
            <text:p>778,46</text:p>
          </table:table-cell>
          <table:table-cell table:formula="of:=[.C126]/([.A126]*[.B126])" office:value-type="float" office:value="2.89095833333333" calcext:value-type="float">
            <text:p>2,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.44" calcext:value-type="float">
            <text:p>23,44</text:p>
          </table:table-cell>
          <table:table-cell office:value-type="float" office:value="1.051" calcext:value-type="float">
            <text:p>1,05</text:p>
          </table:table-cell>
          <table:table-cell table:formula="of:=[.C127]/([.A127]*[.B127])" office:value-type="float" office:value="1.95333333333333" calcext:value-type="float">
            <text:p>1,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.6" calcext:value-type="float">
            <text:p>37,60</text:p>
          </table:table-cell>
          <table:table-cell office:value-type="float" office:value="2.355" calcext:value-type="float">
            <text:p>2,36</text:p>
          </table:table-cell>
          <table:table-cell table:formula="of:=[.C128]/([.A128]*[.B128])" office:value-type="float" office:value="2.08888888888889" calcext:value-type="float">
            <text:p>2,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.0566666666667" calcext:value-type="float">
            <text:p>52,06</text:p>
          </table:table-cell>
          <table:table-cell office:value-type="float" office:value="4.296" calcext:value-type="float">
            <text:p>4,30</text:p>
          </table:table-cell>
          <table:table-cell table:formula="of:=[.C129]/([.A129]*[.B129])" office:value-type="float" office:value="2.16902777777778" calcext:value-type="float">
            <text:p>2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7766666666667" calcext:value-type="float">
            <text:p>67,78</text:p>
          </table:table-cell>
          <table:table-cell office:value-type="float" office:value="7.65" calcext:value-type="float">
            <text:p>7,65</text:p>
          </table:table-cell>
          <table:table-cell table:formula="of:=[.C130]/([.A130]*[.B130])" office:value-type="float" office:value="2.25922222222222" calcext:value-type="float">
            <text:p>2,2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2.4033333333333" calcext:value-type="float">
            <text:p>82,40</text:p>
          </table:table-cell>
          <table:table-cell office:value-type="float" office:value="12.091" calcext:value-type="float">
            <text:p>12,09</text:p>
          </table:table-cell>
          <table:table-cell table:formula="of:=[.C131]/([.A131]*[.B131])" office:value-type="float" office:value="2.28898148148148" calcext:value-type="float">
            <text:p>2,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.3133333333333" calcext:value-type="float">
            <text:p>97,31</text:p>
          </table:table-cell>
          <table:table-cell office:value-type="float" office:value="18.156" calcext:value-type="float">
            <text:p>18,16</text:p>
          </table:table-cell>
          <table:table-cell table:formula="of:=[.C132]/([.A132]*[.B132])" office:value-type="float" office:value="2.31698412698413" calcext:value-type="float">
            <text:p>2,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5.786666666667" calcext:value-type="float">
            <text:p>115,79</text:p>
          </table:table-cell>
          <table:table-cell office:value-type="float" office:value="27.775" calcext:value-type="float">
            <text:p>27,78</text:p>
          </table:table-cell>
          <table:table-cell table:formula="of:=[.C133]/([.A133]*[.B133])" office:value-type="float" office:value="2.41222222222223" calcext:value-type="float">
            <text:p>2,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3.453333333333" calcext:value-type="float">
            <text:p>133,45</text:p>
          </table:table-cell>
          <table:table-cell office:value-type="float" office:value="36.273" calcext:value-type="float">
            <text:p>36,27</text:p>
          </table:table-cell>
          <table:table-cell table:formula="of:=[.C134]/([.A134]*[.B134])" office:value-type="float" office:value="2.47135802469135" calcext:value-type="float">
            <text:p>2,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1.266666666667" calcext:value-type="float">
            <text:p>151,27</text:p>
          </table:table-cell>
          <table:table-cell office:value-type="float" office:value="48.891" calcext:value-type="float">
            <text:p>48,89</text:p>
          </table:table-cell>
          <table:table-cell table:formula="of:=[.C135]/([.A135]*[.B135])" office:value-type="float" office:value="2.52111111111112" calcext:value-type="float">
            <text:p>2,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8.126666666667" calcext:value-type="float">
            <text:p>168,13</text:p>
          </table:table-cell>
          <table:table-cell office:value-type="float" office:value="63.158" calcext:value-type="float">
            <text:p>63,16</text:p>
          </table:table-cell>
          <table:table-cell table:formula="of:=[.C136]/([.A136]*[.B136])" office:value-type="float" office:value="2.54737373737374" calcext:value-type="float">
            <text:p>2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2.356666666667" calcext:value-type="float">
            <text:p>182,36</text:p>
          </table:table-cell>
          <table:table-cell office:value-type="float" office:value="75.954" calcext:value-type="float">
            <text:p>75,95</text:p>
          </table:table-cell>
          <table:table-cell table:formula="of:=[.C137]/([.A137]*[.B137])" office:value-type="float" office:value="2.53273148148149" calcext:value-type="float">
            <text:p>2,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3.236666666667" calcext:value-type="float">
            <text:p>203,24</text:p>
          </table:table-cell>
          <table:table-cell office:value-type="float" office:value="100.261" calcext:value-type="float">
            <text:p>100,26</text:p>
          </table:table-cell>
          <table:table-cell table:formula="of:=[.C138]/([.A138]*[.B138])" office:value-type="float" office:value="2.6055982905983" calcext:value-type="float">
            <text:p>2,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3.536666666667" calcext:value-type="float">
            <text:p>213,54</text:p>
          </table:table-cell>
          <table:table-cell office:value-type="float" office:value="116.278" calcext:value-type="float">
            <text:p>116,28</text:p>
          </table:table-cell>
          <table:table-cell table:formula="of:=[.C139]/([.A139]*[.B139])" office:value-type="float" office:value="2.54210317460318" calcext:value-type="float">
            <text:p>2,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5.053333333333" calcext:value-type="float">
            <text:p>245,05</text:p>
          </table:table-cell>
          <table:table-cell office:value-type="float" office:value="154.532" calcext:value-type="float">
            <text:p>154,53</text:p>
          </table:table-cell>
          <table:table-cell table:formula="of:=[.C140]/([.A140]*[.B140])" office:value-type="float" office:value="2.72281481481481" calcext:value-type="float">
            <text:p>2,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7.713333333333" calcext:value-type="float">
            <text:p>257,71</text:p>
          </table:table-cell>
          <table:table-cell office:value-type="float" office:value="179.017" calcext:value-type="float">
            <text:p>179,02</text:p>
          </table:table-cell>
          <table:table-cell table:formula="of:=[.C141]/([.A141]*[.B141])" office:value-type="float" office:value="2.68451388888889" calcext:value-type="float">
            <text:p>2,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7.496666666667" calcext:value-type="float">
            <text:p>277,50</text:p>
          </table:table-cell>
          <table:table-cell office:value-type="float" office:value="213.645" calcext:value-type="float">
            <text:p>213,65</text:p>
          </table:table-cell>
          <table:table-cell table:formula="of:=[.C142]/([.A142]*[.B142])" office:value-type="float" office:value="2.72055555555556" calcext:value-type="float">
            <text:p>2,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92.583333333333" calcext:value-type="float">
            <text:p>292,58</text:p>
          </table:table-cell>
          <table:table-cell office:value-type="float" office:value="245.266" calcext:value-type="float">
            <text:p>245,27</text:p>
          </table:table-cell>
          <table:table-cell table:formula="of:=[.C143]/([.A143]*[.B143])" office:value-type="float" office:value="2.7091049382716" calcext:value-type="float">
            <text:p>2,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1.063333333333" calcext:value-type="float">
            <text:p>311,06</text:p>
          </table:table-cell>
          <table:table-cell office:value-type="float" office:value="293.875" calcext:value-type="float">
            <text:p>293,88</text:p>
          </table:table-cell>
          <table:table-cell table:formula="of:=[.C144]/([.A144]*[.B144])" office:value-type="float" office:value="2.72862573099415" calcext:value-type="float">
            <text:p>2,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2.963333333333" calcext:value-type="float">
            <text:p>332,96</text:p>
          </table:table-cell>
          <table:table-cell office:value-type="float" office:value="347.651" calcext:value-type="float">
            <text:p>347,65</text:p>
          </table:table-cell>
          <table:table-cell table:formula="of:=[.C145]/([.A145]*[.B145])" office:value-type="float" office:value="2.77469444444444" calcext:value-type="float">
            <text:p>2,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0.65" calcext:value-type="float">
            <text:p>350,65</text:p>
          </table:table-cell>
          <table:table-cell office:value-type="float" office:value="384.251" calcext:value-type="float">
            <text:p>384,25</text:p>
          </table:table-cell>
          <table:table-cell table:formula="of:=[.C146]/([.A146]*[.B146])" office:value-type="float" office:value="2.78293650793651" calcext:value-type="float">
            <text:p>2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6.793333333333" calcext:value-type="float">
            <text:p>366,79</text:p>
          </table:table-cell>
          <table:table-cell office:value-type="float" office:value="440.361" calcext:value-type="float">
            <text:p>440,36</text:p>
          </table:table-cell>
          <table:table-cell table:formula="of:=[.C147]/([.A147]*[.B147])" office:value-type="float" office:value="2.77873737373737" calcext:value-type="float">
            <text:p>2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88.736666666667" calcext:value-type="float">
            <text:p>388,74</text:p>
          </table:table-cell>
          <table:table-cell office:value-type="float" office:value="519.493" calcext:value-type="float">
            <text:p>519,49</text:p>
          </table:table-cell>
          <table:table-cell table:formula="of:=[.C148]/([.A148]*[.B148])" office:value-type="float" office:value="2.81693236714976" calcext:value-type="float">
            <text:p>2,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08.08" calcext:value-type="float">
            <text:p>408,08</text:p>
          </table:table-cell>
          <table:table-cell office:value-type="float" office:value="622.886" calcext:value-type="float">
            <text:p>622,89</text:p>
          </table:table-cell>
          <table:table-cell table:formula="of:=[.C149]/([.A149]*[.B149])" office:value-type="float" office:value="2.83388888888889" calcext:value-type="float">
            <text:p>2,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0.943333333333" calcext:value-type="float">
            <text:p>430,94</text:p>
          </table:table-cell>
          <table:table-cell office:value-type="float" office:value="662.158" calcext:value-type="float">
            <text:p>662,16</text:p>
          </table:table-cell>
          <table:table-cell table:formula="of:=[.C150]/([.A150]*[.B150])" office:value-type="float" office:value="2.87295555555555" calcext:value-type="float">
            <text:p>2,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53.273333333333" calcext:value-type="float">
            <text:p>453,27</text:p>
          </table:table-cell>
          <table:table-cell office:value-type="float" office:value="755.339" calcext:value-type="float">
            <text:p>755,34</text:p>
          </table:table-cell>
          <table:table-cell table:formula="of:=[.C151]/([.A151]*[.B151])" office:value-type="float" office:value="2.90559829059829" calcext:value-type="float">
            <text:p>2,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1.73" calcext:value-type="float">
            <text:p>461,73</text:p>
          </table:table-cell>
          <table:table-cell office:value-type="float" office:value="859.242" calcext:value-type="float">
            <text:p>859,24</text:p>
          </table:table-cell>
          <table:table-cell table:formula="of:=[.C152]/([.A152]*[.B152])" office:value-type="float" office:value="2.85018518518519" calcext:value-type="float">
            <text:p>2,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86.073333333333" calcext:value-type="float">
            <text:p>486,07</text:p>
          </table:table-cell>
          <table:table-cell office:value-type="float" office:value="924.563" calcext:value-type="float">
            <text:p>924,56</text:p>
          </table:table-cell>
          <table:table-cell table:formula="of:=[.C153]/([.A153]*[.B153])" office:value-type="float" office:value="2.89329365079365" calcext:value-type="float">
            <text:p>2,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07.01" calcext:value-type="float">
            <text:p>507,01</text:p>
          </table:table-cell>
          <table:table-cell office:value-type="float" office:value="1037.996" calcext:value-type="float">
            <text:p>1038,00</text:p>
          </table:table-cell>
          <table:table-cell table:formula="of:=[.C154]/([.A154]*[.B154])" office:value-type="float" office:value="2.91385057471264" calcext:value-type="float">
            <text:p>2,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21.686666666667" calcext:value-type="float">
            <text:p>521,69</text:p>
          </table:table-cell>
          <table:table-cell office:value-type="float" office:value="1128.894" calcext:value-type="float">
            <text:p>1128,89</text:p>
          </table:table-cell>
          <table:table-cell table:formula="of:=[.C155]/([.A155]*[.B155])" office:value-type="float" office:value="2.89825925925926" calcext:value-type="float">
            <text:p>2,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44.143333333333" calcext:value-type="float">
            <text:p>544,14</text:p>
          </table:table-cell>
          <table:table-cell office:value-type="float" office:value="1255.335" calcext:value-type="float">
            <text:p>1255,34</text:p>
          </table:table-cell>
          <table:table-cell table:formula="of:=[.C156]/([.A156]*[.B156])" office:value-type="float" office:value="2.92550179211469" calcext:value-type="float">
            <text:p>2,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61.323333333333" calcext:value-type="float">
            <text:p>561,32</text:p>
          </table:table-cell>
          <table:table-cell office:value-type="float" office:value="1357.974" calcext:value-type="float">
            <text:p>1357,97</text:p>
          </table:table-cell>
          <table:table-cell table:formula="of:=[.C157]/([.A157]*[.B157])" office:value-type="float" office:value="2.92355902777778" calcext:value-type="float">
            <text:p>2,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,00</text:p>
          </table:table-cell>
          <table:table-cell office:value-type="float" office:value="1.419" calcext:value-type="float">
            <text:p>1,42</text:p>
          </table:table-cell>
          <table:table-cell table:formula="of:=[.C158]/([.A158]*[.B158])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.25" calcext:value-type="float">
            <text:p>44,25</text:p>
          </table:table-cell>
          <table:table-cell office:value-type="float" office:value="3.275" calcext:value-type="float">
            <text:p>3,28</text:p>
          </table:table-cell>
          <table:table-cell table:formula="of:=[.C159]/([.A159]*[.B159])" office:value-type="float" office:value="2.10714285714286" calcext:value-type="float">
            <text:p>2,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2.39" calcext:value-type="float">
            <text:p>62,39</text:p>
          </table:table-cell>
          <table:table-cell office:value-type="float" office:value="6.37" calcext:value-type="float">
            <text:p>6,37</text:p>
          </table:table-cell>
          <table:table-cell table:formula="of:=[.C160]/([.A160]*[.B160])" office:value-type="float" office:value="2.22821428571429" calcext:value-type="float">
            <text:p>2,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0.3966666666667" calcext:value-type="float">
            <text:p>80,40</text:p>
          </table:table-cell>
          <table:table-cell office:value-type="float" office:value="12.096" calcext:value-type="float">
            <text:p>12,10</text:p>
          </table:table-cell>
          <table:table-cell table:formula="of:=[.C161]/([.A161]*[.B161])" office:value-type="float" office:value="2.29704761904762" calcext:value-type="float">
            <text:p>2,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.093333333333" calcext:value-type="float">
            <text:p>102,09</text:p>
          </table:table-cell>
          <table:table-cell office:value-type="float" office:value="19.79" calcext:value-type="float">
            <text:p>19,79</text:p>
          </table:table-cell>
          <table:table-cell table:formula="of:=[.C162]/([.A162]*[.B162])" office:value-type="float" office:value="2.43079365079364" calcext:value-type="float">
            <text:p>2,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6.633333333333" calcext:value-type="float">
            <text:p>116,63</text:p>
          </table:table-cell>
          <table:table-cell office:value-type="float" office:value="27.984" calcext:value-type="float">
            <text:p>27,98</text:p>
          </table:table-cell>
          <table:table-cell table:formula="of:=[.C163]/([.A163]*[.B163])" office:value-type="float" office:value="2.38027210884353" calcext:value-type="float">
            <text:p>2,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0.06" calcext:value-type="float">
            <text:p>140,06</text:p>
          </table:table-cell>
          <table:table-cell office:value-type="float" office:value="40.985" calcext:value-type="float">
            <text:p>40,99</text:p>
          </table:table-cell>
          <table:table-cell table:formula="of:=[.C164]/([.A164]*[.B164])" office:value-type="float" office:value="2.50107142857143" calcext:value-type="float">
            <text:p>2,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5.87" calcext:value-type="float">
            <text:p>155,87</text:p>
          </table:table-cell>
          <table:table-cell office:value-type="float" office:value="55.509" calcext:value-type="float">
            <text:p>55,51</text:p>
          </table:table-cell>
          <table:table-cell table:formula="of:=[.C165]/([.A165]*[.B165])" office:value-type="float" office:value="2.47412698412698" calcext:value-type="float">
            <text:p>2,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9.906666666667" calcext:value-type="float">
            <text:p>179,91</text:p>
          </table:table-cell>
          <table:table-cell office:value-type="float" office:value="77.53" calcext:value-type="float">
            <text:p>77,53</text:p>
          </table:table-cell>
          <table:table-cell table:formula="of:=[.C166]/([.A166]*[.B166])" office:value-type="float" office:value="2.57009523809524" calcext:value-type="float">
            <text:p>2,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9.266666666667" calcext:value-type="float">
            <text:p>199,27</text:p>
          </table:table-cell>
          <table:table-cell office:value-type="float" office:value="101.255" calcext:value-type="float">
            <text:p>101,26</text:p>
          </table:table-cell>
          <table:table-cell table:formula="of:=[.C167]/([.A167]*[.B167])" office:value-type="float" office:value="2.58787878787879" calcext:value-type="float">
            <text:p>2,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1.206666666667" calcext:value-type="float">
            <text:p>221,21</text:p>
          </table:table-cell>
          <table:table-cell office:value-type="float" office:value="128.937" calcext:value-type="float">
            <text:p>128,94</text:p>
          </table:table-cell>
          <table:table-cell table:formula="of:=[.C168]/([.A168]*[.B168])" office:value-type="float" office:value="2.6334126984127" calcext:value-type="float">
            <text:p>2,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4.67" calcext:value-type="float">
            <text:p>244,67</text:p>
          </table:table-cell>
          <table:table-cell office:value-type="float" office:value="159.316" calcext:value-type="float">
            <text:p>159,32</text:p>
          </table:table-cell>
          <table:table-cell table:formula="of:=[.C169]/([.A169]*[.B169])" office:value-type="float" office:value="2.68868131868132" calcext:value-type="float">
            <text:p>2,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3.553333333333" calcext:value-type="float">
            <text:p>263,55</text:p>
          </table:table-cell>
          <table:table-cell office:value-type="float" office:value="195.833" calcext:value-type="float">
            <text:p>195,83</text:p>
          </table:table-cell>
          <table:table-cell table:formula="of:=[.C170]/([.A170]*[.B170])" office:value-type="float" office:value="2.68931972789115" calcext:value-type="float">
            <text:p>2,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7.186666666667" calcext:value-type="float">
            <text:p>287,19</text:p>
          </table:table-cell>
          <table:table-cell office:value-type="float" office:value="246.14" calcext:value-type="float">
            <text:p>246,14</text:p>
          </table:table-cell>
          <table:table-cell table:formula="of:=[.C171]/([.A171]*[.B171])" office:value-type="float" office:value="2.73511111111111" calcext:value-type="float">
            <text:p>2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7.353333333333" calcext:value-type="float">
            <text:p>307,35</text:p>
          </table:table-cell>
          <table:table-cell office:value-type="float" office:value="281.925" calcext:value-type="float">
            <text:p>281,93</text:p>
          </table:table-cell>
          <table:table-cell table:formula="of:=[.C172]/([.A172]*[.B172])" office:value-type="float" office:value="2.74422619047619" calcext:value-type="float">
            <text:p>2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1.163333333333" calcext:value-type="float">
            <text:p>331,16</text:p>
          </table:table-cell>
          <table:table-cell office:value-type="float" office:value="344.641" calcext:value-type="float">
            <text:p>344,64</text:p>
          </table:table-cell>
          <table:table-cell table:formula="of:=[.C173]/([.A173]*[.B173])" office:value-type="float" office:value="2.78288515406162" calcext:value-type="float">
            <text:p>2,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7.113333333333" calcext:value-type="float">
            <text:p>357,11</text:p>
          </table:table-cell>
          <table:table-cell office:value-type="float" office:value="405.216" calcext:value-type="float">
            <text:p>405,22</text:p>
          </table:table-cell>
          <table:table-cell table:formula="of:=[.C174]/([.A174]*[.B174])" office:value-type="float" office:value="2.8342328042328" calcext:value-type="float">
            <text:p>2,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3.786666666667" calcext:value-type="float">
            <text:p>373,79</text:p>
          </table:table-cell>
          <table:table-cell office:value-type="float" office:value="479.858" calcext:value-type="float">
            <text:p>479,86</text:p>
          </table:table-cell>
          <table:table-cell table:formula="of:=[.C175]/([.A175]*[.B175])" office:value-type="float" office:value="2.81042606516291" calcext:value-type="float">
            <text:p>2,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0.66" calcext:value-type="float">
            <text:p>400,66</text:p>
          </table:table-cell>
          <table:table-cell office:value-type="float" office:value="570.508" calcext:value-type="float">
            <text:p>570,51</text:p>
          </table:table-cell>
          <table:table-cell table:formula="of:=[.C176]/([.A176]*[.B176])" office:value-type="float" office:value="2.86185714285714" calcext:value-type="float">
            <text:p>2,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1.583333333333" calcext:value-type="float">
            <text:p>421,58</text:p>
          </table:table-cell>
          <table:table-cell office:value-type="float" office:value="634.082" calcext:value-type="float">
            <text:p>634,08</text:p>
          </table:table-cell>
          <table:table-cell table:formula="of:=[.C177]/([.A177]*[.B177])" office:value-type="float" office:value="2.86791383219954" calcext:value-type="float">
            <text:p>2,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41.583333333333" calcext:value-type="float">
            <text:p>441,58</text:p>
          </table:table-cell>
          <table:table-cell office:value-type="float" office:value="719.741" calcext:value-type="float">
            <text:p>719,74</text:p>
          </table:table-cell>
          <table:table-cell table:formula="of:=[.C178]/([.A178]*[.B178])" office:value-type="float" office:value="2.86742424242424" calcext:value-type="float">
            <text:p>2,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60.183333333333" calcext:value-type="float">
            <text:p>460,18</text:p>
          </table:table-cell>
          <table:table-cell office:value-type="float" office:value="834.513" calcext:value-type="float">
            <text:p>834,51</text:p>
          </table:table-cell>
          <table:table-cell table:formula="of:=[.C179]/([.A179]*[.B179])" office:value-type="float" office:value="2.85828157349896" calcext:value-type="float">
            <text:p>2,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9.7" calcext:value-type="float">
            <text:p>489,70</text:p>
          </table:table-cell>
          <table:table-cell office:value-type="float" office:value="992.681" calcext:value-type="float">
            <text:p>992,68</text:p>
          </table:table-cell>
          <table:table-cell table:formula="of:=[.C180]/([.A180]*[.B180])" office:value-type="float" office:value="2.91488095238095" calcext:value-type="float">
            <text:p>2,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08.343333333333" calcext:value-type="float">
            <text:p>508,34</text:p>
          </table:table-cell>
          <table:table-cell office:value-type="float" office:value="1061.967" calcext:value-type="float">
            <text:p>1061,97</text:p>
          </table:table-cell>
          <table:table-cell table:formula="of:=[.C181]/([.A181]*[.B181])" office:value-type="float" office:value="2.90481904761905" calcext:value-type="float">
            <text:p>2,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38.803333333333" calcext:value-type="float">
            <text:p>538,80</text:p>
          </table:table-cell>
          <table:table-cell office:value-type="float" office:value="1219.948" calcext:value-type="float">
            <text:p>1219,95</text:p>
          </table:table-cell>
          <table:table-cell table:formula="of:=[.C182]/([.A182]*[.B182])" office:value-type="float" office:value="2.96045787545787" calcext:value-type="float">
            <text:p>2,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46.706666666667" calcext:value-type="float">
            <text:p>546,71</text:p>
          </table:table-cell>
          <table:table-cell office:value-type="float" office:value="1311.563" calcext:value-type="float">
            <text:p>1311,56</text:p>
          </table:table-cell>
          <table:table-cell table:formula="of:=[.C183]/([.A183]*[.B183])" office:value-type="float" office:value="2.8926278659612" calcext:value-type="float">
            <text:p>2,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2.183333333333" calcext:value-type="float">
            <text:p>572,18</text:p>
          </table:table-cell>
          <table:table-cell office:value-type="float" office:value="1456.351" calcext:value-type="float">
            <text:p>1456,35</text:p>
          </table:table-cell>
          <table:table-cell table:formula="of:=[.C184]/([.A184]*[.B184])" office:value-type="float" office:value="2.91930272108843" calcext:value-type="float">
            <text:p>2,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05.34" calcext:value-type="float">
            <text:p>605,34</text:p>
          </table:table-cell>
          <table:table-cell office:value-type="float" office:value="1669.786" calcext:value-type="float">
            <text:p>1669,79</text:p>
          </table:table-cell>
          <table:table-cell table:formula="of:=[.C185]/([.A185]*[.B185])" office:value-type="float" office:value="2.98197044334975" calcext:value-type="float">
            <text:p>2,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20.86" calcext:value-type="float">
            <text:p>620,86</text:p>
          </table:table-cell>
          <table:table-cell office:value-type="float" office:value="2830.42" calcext:value-type="float">
            <text:p>2830,42</text:p>
          </table:table-cell>
          <table:table-cell table:formula="of:=[.C186]/([.A186]*[.B186])" office:value-type="float" office:value="2.95647619047619" calcext:value-type="float">
            <text:p>2,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35.096666666667" calcext:value-type="float">
            <text:p>635,10</text:p>
          </table:table-cell>
          <table:table-cell office:value-type="float" office:value="4460.808" calcext:value-type="float">
            <text:p>4460,81</text:p>
          </table:table-cell>
          <table:table-cell table:formula="of:=[.C187]/([.A187]*[.B187])" office:value-type="float" office:value="2.92671274961598" calcext:value-type="float">
            <text:p>2,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75.683333333333" calcext:value-type="float">
            <text:p>675,68</text:p>
          </table:table-cell>
          <table:table-cell office:value-type="float" office:value="5708.135" calcext:value-type="float">
            <text:p>5708,14</text:p>
          </table:table-cell>
          <table:table-cell table:formula="of:=[.C188]/([.A188]*[.B188])" office:value-type="float" office:value="3.01644345238095" calcext:value-type="float">
            <text:p>3,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.0033333333333" calcext:value-type="float">
            <text:p>33,00</text:p>
          </table:table-cell>
          <table:table-cell office:value-type="float" office:value="5.558" calcext:value-type="float">
            <text:p>5,56</text:p>
          </table:table-cell>
          <table:table-cell table:formula="of:=[.C189]/([.A189]*[.B189])" office:value-type="float" office:value="2.06270833333333" calcext:value-type="float">
            <text:p>2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.81" calcext:value-type="float">
            <text:p>51,81</text:p>
          </table:table-cell>
          <table:table-cell office:value-type="float" office:value="12.381" calcext:value-type="float">
            <text:p>12,38</text:p>
          </table:table-cell>
          <table:table-cell table:formula="of:=[.C190]/([.A190]*[.B190])" office:value-type="float" office:value="2.15875" calcext:value-type="float">
            <text:p>2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6733333333333" calcext:value-type="float">
            <text:p>73,67</text:p>
          </table:table-cell>
          <table:table-cell office:value-type="float" office:value="26.752" calcext:value-type="float">
            <text:p>26,75</text:p>
          </table:table-cell>
          <table:table-cell table:formula="of:=[.C191]/([.A191]*[.B191])" office:value-type="float" office:value="2.30229166666667" calcext:value-type="float">
            <text:p>2,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3.33" calcext:value-type="float">
            <text:p>93,33</text:p>
          </table:table-cell>
          <table:table-cell office:value-type="float" office:value="44.064" calcext:value-type="float">
            <text:p>44,06</text:p>
          </table:table-cell>
          <table:table-cell table:formula="of:=[.C192]/([.A192]*[.B192])" office:value-type="float" office:value="2.33325" calcext:value-type="float">
            <text:p>2,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5.486666666667" calcext:value-type="float">
            <text:p>115,49</text:p>
          </table:table-cell>
          <table:table-cell office:value-type="float" office:value="72.297" calcext:value-type="float">
            <text:p>72,30</text:p>
          </table:table-cell>
          <table:table-cell table:formula="of:=[.C193]/([.A193]*[.B193])" office:value-type="float" office:value="2.40597222222223" calcext:value-type="float">
            <text:p>2,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.253333333333" calcext:value-type="float">
            <text:p>137,25</text:p>
          </table:table-cell>
          <table:table-cell office:value-type="float" office:value="108.132" calcext:value-type="float">
            <text:p>108,13</text:p>
          </table:table-cell>
          <table:table-cell table:formula="of:=[.C194]/([.A194]*[.B194])" office:value-type="float" office:value="2.45095238095238" calcext:value-type="float">
            <text:p>2,4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6.08" calcext:value-type="float">
            <text:p>166,08</text:p>
          </table:table-cell>
          <table:table-cell office:value-type="float" office:value="163.481" calcext:value-type="float">
            <text:p>163,48</text:p>
          </table:table-cell>
          <table:table-cell table:formula="of:=[.C195]/([.A195]*[.B195])" office:value-type="float" office:value="2.595" calcext:value-type="float">
            <text:p>2,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6.903333333333" calcext:value-type="float">
            <text:p>186,90</text:p>
          </table:table-cell>
          <table:table-cell office:value-type="float" office:value="222.977" calcext:value-type="float">
            <text:p>222,98</text:p>
          </table:table-cell>
          <table:table-cell table:formula="of:=[.C196]/([.A196]*[.B196])" office:value-type="float" office:value="2.59587962962963" calcext:value-type="float">
            <text:p>2,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.416666666667" calcext:value-type="float">
            <text:p>209,42</text:p>
          </table:table-cell>
          <table:table-cell office:value-type="float" office:value="294.694" calcext:value-type="float">
            <text:p>294,69</text:p>
          </table:table-cell>
          <table:table-cell table:formula="of:=[.C197]/([.A197]*[.B197])" office:value-type="float" office:value="2.61770833333334" calcext:value-type="float">
            <text:p>2,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1.066666666667" calcext:value-type="float">
            <text:p>231,07</text:p>
          </table:table-cell>
          <table:table-cell office:value-type="float" office:value="372.985" calcext:value-type="float">
            <text:p>372,99</text:p>
          </table:table-cell>
          <table:table-cell table:formula="of:=[.C198]/([.A198]*[.B198])" office:value-type="float" office:value="2.62575757575758" calcext:value-type="float">
            <text:p>2,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8.526666666667" calcext:value-type="float">
            <text:p>258,53</text:p>
          </table:table-cell>
          <table:table-cell office:value-type="float" office:value="488.461" calcext:value-type="float">
            <text:p>488,46</text:p>
          </table:table-cell>
          <table:table-cell table:formula="of:=[.C199]/([.A199]*[.B199])" office:value-type="float" office:value="2.69298611111111" calcext:value-type="float">
            <text:p>2,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9.46" calcext:value-type="float">
            <text:p>279,46</text:p>
          </table:table-cell>
          <table:table-cell office:value-type="float" office:value="618.354" calcext:value-type="float">
            <text:p>618,35</text:p>
          </table:table-cell>
          <table:table-cell table:formula="of:=[.C200]/([.A200]*[.B200])" office:value-type="float" office:value="2.68711538461538" calcext:value-type="float">
            <text:p>2,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2.236666666667" calcext:value-type="float">
            <text:p>302,24</text:p>
          </table:table-cell>
          <table:table-cell office:value-type="float" office:value="740.178" calcext:value-type="float">
            <text:p>740,18</text:p>
          </table:table-cell>
          <table:table-cell table:formula="of:=[.C201]/([.A201]*[.B201])" office:value-type="float" office:value="2.69854166666667" calcext:value-type="float">
            <text:p>2,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1.806666666667" calcext:value-type="float">
            <text:p>331,81</text:p>
          </table:table-cell>
          <table:table-cell office:value-type="float" office:value="920.053" calcext:value-type="float">
            <text:p>920,05</text:p>
          </table:table-cell>
          <table:table-cell table:formula="of:=[.C202]/([.A202]*[.B202])" office:value-type="float" office:value="2.76505555555556" calcext:value-type="float">
            <text:p>2,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9.806666666667" calcext:value-type="float">
            <text:p>359,81</text:p>
          </table:table-cell>
          <table:table-cell office:value-type="float" office:value="852.105" calcext:value-type="float">
            <text:p>852,11</text:p>
          </table:table-cell>
          <table:table-cell table:formula="of:=[.C203]/([.A203]*[.B203])" office:value-type="float" office:value="2.81098958333334" calcext:value-type="float">
            <text:p>2,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0.83" calcext:value-type="float">
            <text:p>380,83</text:p>
          </table:table-cell>
          <table:table-cell office:value-type="float" office:value="1353.092" calcext:value-type="float">
            <text:p>1353,09</text:p>
          </table:table-cell>
          <table:table-cell table:formula="of:=[.C204]/([.A204]*[.B204])" office:value-type="float" office:value="2.80022058823529" calcext:value-type="float">
            <text:p>2,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6.13" calcext:value-type="float">
            <text:p>416,13</text:p>
          </table:table-cell>
          <table:table-cell office:value-type="float" office:value="1627.205" calcext:value-type="float">
            <text:p>1627,21</text:p>
          </table:table-cell>
          <table:table-cell table:formula="of:=[.C205]/([.A205]*[.B205])" office:value-type="float" office:value="2.88979166666667" calcext:value-type="float">
            <text:p>2,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36.51" calcext:value-type="float">
            <text:p>436,51</text:p>
          </table:table-cell>
          <table:table-cell office:value-type="float" office:value="1803.241" calcext:value-type="float">
            <text:p>1803,24</text:p>
          </table:table-cell>
          <table:table-cell table:formula="of:=[.C206]/([.A206]*[.B206])" office:value-type="float" office:value="2.87177631578947" calcext:value-type="float">
            <text:p>2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8.876666666667" calcext:value-type="float">
            <text:p>458,88</text:p>
          </table:table-cell>
          <table:table-cell office:value-type="float" office:value="1891.081" calcext:value-type="float">
            <text:p>1891,08</text:p>
          </table:table-cell>
          <table:table-cell table:formula="of:=[.C207]/([.A207]*[.B207])" office:value-type="float" office:value="2.86797916666667" calcext:value-type="float">
            <text:p>2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97.62" calcext:value-type="float">
            <text:p>497,62</text:p>
          </table:table-cell>
          <table:table-cell office:value-type="float" office:value="2580.031" calcext:value-type="float">
            <text:p>2580,03</text:p>
          </table:table-cell>
          <table:table-cell table:formula="of:=[.C208]/([.A208]*[.B208])" office:value-type="float" office:value="2.96202380952381" calcext:value-type="float">
            <text:p>2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7.85" calcext:value-type="float">
            <text:p>517,85</text:p>
          </table:table-cell>
          <table:table-cell office:value-type="float" office:value="2574.037" calcext:value-type="float">
            <text:p>2574,04</text:p>
          </table:table-cell>
          <table:table-cell table:formula="of:=[.C209]/([.A209]*[.B209])" office:value-type="float" office:value="2.94232954545455" calcext:value-type="float">
            <text:p>2,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45.726666666667" calcext:value-type="float">
            <text:p>545,73</text:p>
          </table:table-cell>
          <table:table-cell office:value-type="float" office:value="3247.662" calcext:value-type="float">
            <text:p>3247,66</text:p>
          </table:table-cell>
          <table:table-cell table:formula="of:=[.C210]/([.A210]*[.B210])" office:value-type="float" office:value="2.96590579710145" calcext:value-type="float">
            <text:p>2,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2.623333333333" calcext:value-type="float">
            <text:p>572,62</text:p>
          </table:table-cell>
          <table:table-cell office:value-type="float" office:value="3593.602" calcext:value-type="float">
            <text:p>3593,60</text:p>
          </table:table-cell>
          <table:table-cell table:formula="of:=[.C211]/([.A211]*[.B211])" office:value-type="float" office:value="2.98241319444444" calcext:value-type="float">
            <text:p>2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99.88" calcext:value-type="float">
            <text:p>599,88</text:p>
          </table:table-cell>
          <table:table-cell office:value-type="float" office:value="3234.768" calcext:value-type="float">
            <text:p>3234,77</text:p>
          </table:table-cell>
          <table:table-cell table:formula="of:=[.C212]/([.A212]*[.B212])" office:value-type="float" office:value="2.9994" calcext:value-type="float">
            <text:p>3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35.153333333333" calcext:value-type="float">
            <text:p>635,15</text:p>
          </table:table-cell>
          <table:table-cell office:value-type="float" office:value="1932.421" calcext:value-type="float">
            <text:p>1932,42</text:p>
          </table:table-cell>
          <table:table-cell table:formula="of:=[.C213]/([.A213]*[.B213])" office:value-type="float" office:value="3.05362179487179" calcext:value-type="float">
            <text:p>3,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52.053333333333" calcext:value-type="float">
            <text:p>652,05</text:p>
          </table:table-cell>
          <table:table-cell office:value-type="float" office:value="2089.695" calcext:value-type="float">
            <text:p>2089,70</text:p>
          </table:table-cell>
          <table:table-cell table:formula="of:=[.C214]/([.A214]*[.B214])" office:value-type="float" office:value="3.01876543209876" calcext:value-type="float">
            <text:p>3,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86.18" calcext:value-type="float">
            <text:p>686,18</text:p>
          </table:table-cell>
          <table:table-cell office:value-type="float" office:value="2457.844" calcext:value-type="float">
            <text:p>2457,84</text:p>
          </table:table-cell>
          <table:table-cell table:formula="of:=[.C215]/([.A215]*[.B215])" office:value-type="float" office:value="3.06330357142857" calcext:value-type="float">
            <text:p>3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92.406666666667" calcext:value-type="float">
            <text:p>692,41</text:p>
          </table:table-cell>
          <table:table-cell office:value-type="float" office:value="2594.397" calcext:value-type="float">
            <text:p>2594,40</text:p>
          </table:table-cell>
          <table:table-cell table:formula="of:=[.C216]/([.A216]*[.B216])" office:value-type="float" office:value="2.98451149425288" calcext:value-type="float">
            <text:p>2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32.09" calcext:value-type="float">
            <text:p>732,09</text:p>
          </table:table-cell>
          <table:table-cell office:value-type="float" office:value="2993.787" calcext:value-type="float">
            <text:p>2993,79</text:p>
          </table:table-cell>
          <table:table-cell table:formula="of:=[.C217]/([.A217]*[.B217])" office:value-type="float" office:value="3.050375" calcext:value-type="float">
            <text:p>3,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45.416666666667" calcext:value-type="float">
            <text:p>745,42</text:p>
          </table:table-cell>
          <table:table-cell office:value-type="float" office:value="3191.911" calcext:value-type="float">
            <text:p>3191,91</text:p>
          </table:table-cell>
          <table:table-cell table:formula="of:=[.C218]/([.A218]*[.B218])" office:value-type="float" office:value="3.0057123655914" calcext:value-type="float">
            <text:p>3,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83.57" calcext:value-type="float">
            <text:p>783,57</text:p>
          </table:table-cell>
          <table:table-cell office:value-type="float" office:value="3505.764" calcext:value-type="float">
            <text:p>3505,76</text:p>
          </table:table-cell>
          <table:table-cell table:formula="of:=[.C219]/([.A219]*[.B219])" office:value-type="float" office:value="3.0608203125" calcext:value-type="float">
            <text:p>3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.06" calcext:value-type="float">
            <text:p>37,06</text:p>
          </table:table-cell>
          <table:table-cell office:value-type="float" office:value="2.36" calcext:value-type="float">
            <text:p>2,36</text:p>
          </table:table-cell>
          <table:table-cell table:formula="of:=[.C220]/([.A220]*[.B220])" office:value-type="float" office:value="2.05888888888889" calcext:value-type="float">
            <text:p>2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.6033333333333" calcext:value-type="float">
            <text:p>58,60</text:p>
          </table:table-cell>
          <table:table-cell office:value-type="float" office:value="6.087" calcext:value-type="float">
            <text:p>6,09</text:p>
          </table:table-cell>
          <table:table-cell table:formula="of:=[.C221]/([.A221]*[.B221])" office:value-type="float" office:value="2.17049382716049" calcext:value-type="float">
            <text:p>2,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.99" calcext:value-type="float">
            <text:p>84,99</text:p>
          </table:table-cell>
          <table:table-cell office:value-type="float" office:value="14.379" calcext:value-type="float">
            <text:p>14,38</text:p>
          </table:table-cell>
          <table:table-cell table:formula="of:=[.C222]/([.A222]*[.B222])" office:value-type="float" office:value="2.36083333333333" calcext:value-type="float">
            <text:p>2,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9.653333333333" calcext:value-type="float">
            <text:p>109,65</text:p>
          </table:table-cell>
          <table:table-cell office:value-type="float" office:value="24.781" calcext:value-type="float">
            <text:p>24,78</text:p>
          </table:table-cell>
          <table:table-cell table:formula="of:=[.C223]/([.A223]*[.B223])" office:value-type="float" office:value="2.43674074074073" calcext:value-type="float">
            <text:p>2,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1.623333333333" calcext:value-type="float">
            <text:p>131,62</text:p>
          </table:table-cell>
          <table:table-cell office:value-type="float" office:value="40.415" calcext:value-type="float">
            <text:p>40,42</text:p>
          </table:table-cell>
          <table:table-cell table:formula="of:=[.C224]/([.A224]*[.B224])" office:value-type="float" office:value="2.43746913580246" calcext:value-type="float">
            <text:p>2,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1.02" calcext:value-type="float">
            <text:p>161,02</text:p>
          </table:table-cell>
          <table:table-cell office:value-type="float" office:value="61.706" calcext:value-type="float">
            <text:p>61,71</text:p>
          </table:table-cell>
          <table:table-cell table:formula="of:=[.C225]/([.A225]*[.B225])" office:value-type="float" office:value="2.55587301587302" calcext:value-type="float">
            <text:p>2,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3.41" calcext:value-type="float">
            <text:p>183,41</text:p>
          </table:table-cell>
          <table:table-cell office:value-type="float" office:value="89.123" calcext:value-type="float">
            <text:p>89,12</text:p>
          </table:table-cell>
          <table:table-cell table:formula="of:=[.C226]/([.A226]*[.B226])" office:value-type="float" office:value="2.54736111111111" calcext:value-type="float">
            <text:p>2,5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9.126666666667" calcext:value-type="float">
            <text:p>209,13</text:p>
          </table:table-cell>
          <table:table-cell office:value-type="float" office:value="122.769" calcext:value-type="float">
            <text:p>122,77</text:p>
          </table:table-cell>
          <table:table-cell table:formula="of:=[.C227]/([.A227]*[.B227])" office:value-type="float" office:value="2.58181069958848" calcext:value-type="float">
            <text:p>2,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9.286666666667" calcext:value-type="float">
            <text:p>239,29</text:p>
          </table:table-cell>
          <table:table-cell office:value-type="float" office:value="169.89" calcext:value-type="float">
            <text:p>169,89</text:p>
          </table:table-cell>
          <table:table-cell table:formula="of:=[.C228]/([.A228]*[.B228])" office:value-type="float" office:value="2.65874074074074" calcext:value-type="float">
            <text:p>2,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0.546666666667" calcext:value-type="float">
            <text:p>270,55</text:p>
          </table:table-cell>
          <table:table-cell office:value-type="float" office:value="221.914" calcext:value-type="float">
            <text:p>221,91</text:p>
          </table:table-cell>
          <table:table-cell table:formula="of:=[.C229]/([.A229]*[.B229])" office:value-type="float" office:value="2.73279461279462" calcext:value-type="float">
            <text:p>2,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8.38" calcext:value-type="float">
            <text:p>298,38</text:p>
          </table:table-cell>
          <table:table-cell office:value-type="float" office:value="276.184" calcext:value-type="float">
            <text:p>276,18</text:p>
          </table:table-cell>
          <table:table-cell table:formula="of:=[.C230]/([.A230]*[.B230])" office:value-type="float" office:value="2.76277777777778" calcext:value-type="float">
            <text:p>2,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1.78" calcext:value-type="float">
            <text:p>321,78</text:p>
          </table:table-cell>
          <table:table-cell office:value-type="float" office:value="345.87" calcext:value-type="float">
            <text:p>345,87</text:p>
          </table:table-cell>
          <table:table-cell table:formula="of:=[.C231]/([.A231]*[.B231])" office:value-type="float" office:value="2.75025641025641" calcext:value-type="float">
            <text:p>2,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0.393333333333" calcext:value-type="float">
            <text:p>350,39</text:p>
          </table:table-cell>
          <table:table-cell office:value-type="float" office:value="429.447" calcext:value-type="float">
            <text:p>429,45</text:p>
          </table:table-cell>
          <table:table-cell table:formula="of:=[.C232]/([.A232]*[.B232])" office:value-type="float" office:value="2.78089947089947" calcext:value-type="float">
            <text:p>2,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79.873333333333" calcext:value-type="float">
            <text:p>379,87</text:p>
          </table:table-cell>
          <table:table-cell office:value-type="float" office:value="522.583" calcext:value-type="float">
            <text:p>522,58</text:p>
          </table:table-cell>
          <table:table-cell table:formula="of:=[.C233]/([.A233]*[.B233])" office:value-type="float" office:value="2.81387654320987" calcext:value-type="float">
            <text:p>2,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3.406666666667" calcext:value-type="float">
            <text:p>413,41</text:p>
          </table:table-cell>
          <table:table-cell office:value-type="float" office:value="658.391" calcext:value-type="float">
            <text:p>658,39</text:p>
          </table:table-cell>
          <table:table-cell table:formula="of:=[.C234]/([.A234]*[.B234])" office:value-type="float" office:value="2.87087962962963" calcext:value-type="float">
            <text:p>2,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35.19" calcext:value-type="float">
            <text:p>435,19</text:p>
          </table:table-cell>
          <table:table-cell office:value-type="float" office:value="754.57" calcext:value-type="float">
            <text:p>754,57</text:p>
          </table:table-cell>
          <table:table-cell table:formula="of:=[.C235]/([.A235]*[.B235])" office:value-type="float" office:value="2.84437908496732" calcext:value-type="float">
            <text:p>2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71.266666666667" calcext:value-type="float">
            <text:p>471,27</text:p>
          </table:table-cell>
          <table:table-cell office:value-type="float" office:value="943.981" calcext:value-type="float">
            <text:p>943,98</text:p>
          </table:table-cell>
          <table:table-cell table:formula="of:=[.C236]/([.A236]*[.B236])" office:value-type="float" office:value="2.90905349794239" calcext:value-type="float">
            <text:p>2,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98.956666666667" calcext:value-type="float">
            <text:p>498,96</text:p>
          </table:table-cell>
          <table:table-cell office:value-type="float" office:value="1154.03" calcext:value-type="float">
            <text:p>1154,03</text:p>
          </table:table-cell>
          <table:table-cell table:formula="of:=[.C237]/([.A237]*[.B237])" office:value-type="float" office:value="2.91787524366472" calcext:value-type="float">
            <text:p>2,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4.936666666667" calcext:value-type="float">
            <text:p>524,94</text:p>
          </table:table-cell>
          <table:table-cell office:value-type="float" office:value="1247.86" calcext:value-type="float">
            <text:p>1247,86</text:p>
          </table:table-cell>
          <table:table-cell table:formula="of:=[.C238]/([.A238]*[.B238])" office:value-type="float" office:value="2.91631481481482" calcext:value-type="float">
            <text:p>2,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52.856666666667" calcext:value-type="float">
            <text:p>552,86</text:p>
          </table:table-cell>
          <table:table-cell office:value-type="float" office:value="1394.419" calcext:value-type="float">
            <text:p>1394,42</text:p>
          </table:table-cell>
          <table:table-cell table:formula="of:=[.C239]/([.A239]*[.B239])" office:value-type="float" office:value="2.92516754850088" calcext:value-type="float">
            <text:p>2,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80.08" calcext:value-type="float">
            <text:p>580,08</text:p>
          </table:table-cell>
          <table:table-cell office:value-type="float" office:value="1652.726" calcext:value-type="float">
            <text:p>1652,73</text:p>
          </table:table-cell>
          <table:table-cell table:formula="of:=[.C240]/([.A240]*[.B240])" office:value-type="float" office:value="2.92969696969697" calcext:value-type="float">
            <text:p>2,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22.506666666667" calcext:value-type="float">
            <text:p>622,51</text:p>
          </table:table-cell>
          <table:table-cell office:value-type="float" office:value="1871.964" calcext:value-type="float">
            <text:p>1871,96</text:p>
          </table:table-cell>
          <table:table-cell table:formula="of:=[.C241]/([.A241]*[.B241])" office:value-type="float" office:value="3.00727858293076" calcext:value-type="float">
            <text:p>3,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43.716666666667" calcext:value-type="float">
            <text:p>643,72</text:p>
          </table:table-cell>
          <table:table-cell office:value-type="float" office:value="2123.568" calcext:value-type="float">
            <text:p>2123,57</text:p>
          </table:table-cell>
          <table:table-cell table:formula="of:=[.C242]/([.A242]*[.B242])" office:value-type="float" office:value="2.98016975308642" calcext:value-type="float">
            <text:p>2,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66.656666666667" calcext:value-type="float">
            <text:p>666,66</text:p>
          </table:table-cell>
          <table:table-cell office:value-type="float" office:value="2364.791" calcext:value-type="float">
            <text:p>2364,79</text:p>
          </table:table-cell>
          <table:table-cell table:formula="of:=[.C243]/([.A243]*[.B243])" office:value-type="float" office:value="2.96291851851852" calcext:value-type="float">
            <text:p>2,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09.316666666667" calcext:value-type="float">
            <text:p>709,32</text:p>
          </table:table-cell>
          <table:table-cell office:value-type="float" office:value="2701.677" calcext:value-type="float">
            <text:p>2701,68</text:p>
          </table:table-cell>
          <table:table-cell table:formula="of:=[.C244]/([.A244]*[.B244])" office:value-type="float" office:value="3.03126780626781" calcext:value-type="float">
            <text:p>3,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26.856666666667" calcext:value-type="float">
            <text:p>726,86</text:p>
          </table:table-cell>
          <table:table-cell office:value-type="float" office:value="2957.663" calcext:value-type="float">
            <text:p>2957,66</text:p>
          </table:table-cell>
          <table:table-cell table:formula="of:=[.C245]/([.A245]*[.B245])" office:value-type="float" office:value="2.99117969821674" calcext:value-type="float">
            <text:p>2,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65.216666666667" calcext:value-type="float">
            <text:p>765,22</text:p>
          </table:table-cell>
          <table:table-cell office:value-type="float" office:value="3834.606" calcext:value-type="float">
            <text:p>3834,61</text:p>
          </table:table-cell>
          <table:table-cell table:formula="of:=[.C246]/([.A246]*[.B246])" office:value-type="float" office:value="3.03657407407408" calcext:value-type="float">
            <text:p>3,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04.793333333333" calcext:value-type="float">
            <text:p>804,79</text:p>
          </table:table-cell>
          <table:table-cell office:value-type="float" office:value="3767.541" calcext:value-type="float">
            <text:p>3767,54</text:p>
          </table:table-cell>
          <table:table-cell table:formula="of:=[.C247]/([.A247]*[.B247])" office:value-type="float" office:value="3.08349936143039" calcext:value-type="float">
            <text:p>3,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21.793333333333" calcext:value-type="float">
            <text:p>821,79</text:p>
          </table:table-cell>
          <table:table-cell office:value-type="float" office:value="4802.263" calcext:value-type="float">
            <text:p>4802,26</text:p>
          </table:table-cell>
          <table:table-cell table:formula="of:=[.C248]/([.A248]*[.B248])" office:value-type="float" office:value="3.04367901234568" calcext:value-type="float">
            <text:p>3,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81.93" calcext:value-type="float">
            <text:p>881,93</text:p>
          </table:table-cell>
          <table:table-cell office:value-type="float" office:value="4785.268" calcext:value-type="float">
            <text:p>4785,27</text:p>
          </table:table-cell>
          <table:table-cell table:formula="of:=[.C249]/([.A249]*[.B249])" office:value-type="float" office:value="3.1610394265233" calcext:value-type="float">
            <text:p>3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00.89" calcext:value-type="float">
            <text:p>900,89</text:p>
          </table:table-cell>
          <table:table-cell office:value-type="float" office:value="5183.811" calcext:value-type="float">
            <text:p>5183,81</text:p>
          </table:table-cell>
          <table:table-cell table:formula="of:=[.C250]/([.A250]*[.B250])" office:value-type="float" office:value="3.12809027777778" calcext:value-type="float">
            <text:p>3,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.52" calcext:value-type="float">
            <text:p>42,52</text:p>
          </table:table-cell>
          <table:table-cell office:value-type="float" office:value="3.067" calcext:value-type="float">
            <text:p>3,07</text:p>
          </table:table-cell>
          <table:table-cell table:formula="of:=[.C251]/([.A251]*[.B251])" office:value-type="float" office:value="2.126" calcext:value-type="float">
            <text:p>2,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5.8366666666667" calcext:value-type="float">
            <text:p>65,84</text:p>
          </table:table-cell>
          <table:table-cell office:value-type="float" office:value="8.153" calcext:value-type="float">
            <text:p>8,15</text:p>
          </table:table-cell>
          <table:table-cell table:formula="of:=[.C252]/([.A252]*[.B252])" office:value-type="float" office:value="2.19455555555556" calcext:value-type="float">
            <text:p>2,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3.8266666666667" calcext:value-type="float">
            <text:p>93,83</text:p>
          </table:table-cell>
          <table:table-cell office:value-type="float" office:value="18.478" calcext:value-type="float">
            <text:p>18,48</text:p>
          </table:table-cell>
          <table:table-cell table:formula="of:=[.C253]/([.A253]*[.B253])" office:value-type="float" office:value="2.34566666666667" calcext:value-type="float">
            <text:p>2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1.35" calcext:value-type="float">
            <text:p>121,35</text:p>
          </table:table-cell>
          <table:table-cell office:value-type="float" office:value="34.251" calcext:value-type="float">
            <text:p>34,25</text:p>
          </table:table-cell>
          <table:table-cell table:formula="of:=[.C254]/([.A254]*[.B254])" office:value-type="float" office:value="2.427" calcext:value-type="float">
            <text:p>2,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.946666666667" calcext:value-type="float">
            <text:p>150,95</text:p>
          </table:table-cell>
          <table:table-cell office:value-type="float" office:value="55.307" calcext:value-type="float">
            <text:p>55,31</text:p>
          </table:table-cell>
          <table:table-cell table:formula="of:=[.C255]/([.A255]*[.B255])" office:value-type="float" office:value="2.51577777777778" calcext:value-type="float">
            <text:p>2,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2.95" calcext:value-type="float">
            <text:p>182,95</text:p>
          </table:table-cell>
          <table:table-cell office:value-type="float" office:value="88.722" calcext:value-type="float">
            <text:p>88,72</text:p>
          </table:table-cell>
          <table:table-cell table:formula="of:=[.C256]/([.A256]*[.B256])" office:value-type="float" office:value="2.61357142857143" calcext:value-type="float">
            <text:p>2,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9.846666666667" calcext:value-type="float">
            <text:p>209,85</text:p>
          </table:table-cell>
          <table:table-cell office:value-type="float" office:value="128.33" calcext:value-type="float">
            <text:p>128,33</text:p>
          </table:table-cell>
          <table:table-cell table:formula="of:=[.C257]/([.A257]*[.B257])" office:value-type="float" office:value="2.62308333333334" calcext:value-type="float">
            <text:p>2,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1.316666666667" calcext:value-type="float">
            <text:p>241,32</text:p>
          </table:table-cell>
          <table:table-cell office:value-type="float" office:value="170.936" calcext:value-type="float">
            <text:p>170,94</text:p>
          </table:table-cell>
          <table:table-cell table:formula="of:=[.C258]/([.A258]*[.B258])" office:value-type="float" office:value="2.6812962962963" calcext:value-type="float">
            <text:p>2,6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9.596666666667" calcext:value-type="float">
            <text:p>269,60</text:p>
          </table:table-cell>
          <table:table-cell office:value-type="float" office:value="234.052" calcext:value-type="float">
            <text:p>234,05</text:p>
          </table:table-cell>
          <table:table-cell table:formula="of:=[.C259]/([.A259]*[.B259])" office:value-type="float" office:value="2.69596666666667" calcext:value-type="float">
            <text:p>2,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1.926666666667" calcext:value-type="float">
            <text:p>301,93</text:p>
          </table:table-cell>
          <table:table-cell office:value-type="float" office:value="300.67" calcext:value-type="float">
            <text:p>300,67</text:p>
          </table:table-cell>
          <table:table-cell table:formula="of:=[.C260]/([.A260]*[.B260])" office:value-type="float" office:value="2.74478787878788" calcext:value-type="float">
            <text:p>2,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7.353333333333" calcext:value-type="float">
            <text:p>327,35</text:p>
          </table:table-cell>
          <table:table-cell office:value-type="float" office:value="378.497" calcext:value-type="float">
            <text:p>378,50</text:p>
          </table:table-cell>
          <table:table-cell table:formula="of:=[.C261]/([.A261]*[.B261])" office:value-type="float" office:value="2.72794444444444" calcext:value-type="float">
            <text:p>2,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2.81" calcext:value-type="float">
            <text:p>362,81</text:p>
          </table:table-cell>
          <table:table-cell office:value-type="float" office:value="491.84" calcext:value-type="float">
            <text:p>491,84</text:p>
          </table:table-cell>
          <table:table-cell table:formula="of:=[.C262]/([.A262]*[.B262])" office:value-type="float" office:value="2.79084615384615" calcext:value-type="float">
            <text:p>2,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0.92" calcext:value-type="float">
            <text:p>400,92</text:p>
          </table:table-cell>
          <table:table-cell office:value-type="float" office:value="633.961" calcext:value-type="float">
            <text:p>633,96</text:p>
          </table:table-cell>
          <table:table-cell table:formula="of:=[.C263]/([.A263]*[.B263])" office:value-type="float" office:value="2.86371428571429" calcext:value-type="float">
            <text:p>2,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6.686666666667" calcext:value-type="float">
            <text:p>426,69</text:p>
          </table:table-cell>
          <table:table-cell office:value-type="float" office:value="712.522" calcext:value-type="float">
            <text:p>712,52</text:p>
          </table:table-cell>
          <table:table-cell table:formula="of:=[.C264]/([.A264]*[.B264])" office:value-type="float" office:value="2.84457777777778" calcext:value-type="float">
            <text:p>2,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9.18" calcext:value-type="float">
            <text:p>459,18</text:p>
          </table:table-cell>
          <table:table-cell office:value-type="float" office:value="893.948" calcext:value-type="float">
            <text:p>893,95</text:p>
          </table:table-cell>
          <table:table-cell table:formula="of:=[.C265]/([.A265]*[.B265])" office:value-type="float" office:value="2.869875" calcext:value-type="float">
            <text:p>2,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1.55" calcext:value-type="float">
            <text:p>491,55</text:p>
          </table:table-cell>
          <table:table-cell office:value-type="float" office:value="1193.171" calcext:value-type="float">
            <text:p>1193,17</text:p>
          </table:table-cell>
          <table:table-cell table:formula="of:=[.C266]/([.A266]*[.B266])" office:value-type="float" office:value="2.89147058823529" calcext:value-type="float">
            <text:p>2,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19.9" calcext:value-type="float">
            <text:p>519,90</text:p>
          </table:table-cell>
          <table:table-cell office:value-type="float" office:value="1230.393" calcext:value-type="float">
            <text:p>1230,39</text:p>
          </table:table-cell>
          <table:table-cell table:formula="of:=[.C267]/([.A267]*[.B267])" office:value-type="float" office:value="2.88833333333333" calcext:value-type="float">
            <text:p>2,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58.476666666667" calcext:value-type="float">
            <text:p>558,48</text:p>
          </table:table-cell>
          <table:table-cell office:value-type="float" office:value="1516.336" calcext:value-type="float">
            <text:p>1516,34</text:p>
          </table:table-cell>
          <table:table-cell table:formula="of:=[.C268]/([.A268]*[.B268])" office:value-type="float" office:value="2.93935087719298" calcext:value-type="float">
            <text:p>2,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88.043333333333" calcext:value-type="float">
            <text:p>588,04</text:p>
          </table:table-cell>
          <table:table-cell office:value-type="float" office:value="1864" calcext:value-type="float">
            <text:p>1864,00</text:p>
          </table:table-cell>
          <table:table-cell table:formula="of:=[.C269]/([.A269]*[.B269])" office:value-type="float" office:value="2.94021666666667" calcext:value-type="float">
            <text:p>2,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13.75" calcext:value-type="float">
            <text:p>613,75</text:p>
          </table:table-cell>
          <table:table-cell office:value-type="float" office:value="1894.845" calcext:value-type="float">
            <text:p>1894,85</text:p>
          </table:table-cell>
          <table:table-cell table:formula="of:=[.C270]/([.A270]*[.B270])" office:value-type="float" office:value="2.92261904761905" calcext:value-type="float">
            <text:p>2,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5.876666666667" calcext:value-type="float">
            <text:p>655,88</text:p>
          </table:table-cell>
          <table:table-cell office:value-type="float" office:value="2361.087" calcext:value-type="float">
            <text:p>2361,09</text:p>
          </table:table-cell>
          <table:table-cell table:formula="of:=[.C271]/([.A271]*[.B271])" office:value-type="float" office:value="2.98125757575758" calcext:value-type="float">
            <text:p>2,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08.943333333333" calcext:value-type="float">
            <text:p>708,94</text:p>
          </table:table-cell>
          <table:table-cell office:value-type="float" office:value="2752.868" calcext:value-type="float">
            <text:p>2752,87</text:p>
          </table:table-cell>
          <table:table-cell table:formula="of:=[.C272]/([.A272]*[.B272])" office:value-type="float" office:value="3.08236231884058" calcext:value-type="float">
            <text:p>3,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36.41" calcext:value-type="float">
            <text:p>736,41</text:p>
          </table:table-cell>
          <table:table-cell office:value-type="float" office:value="3447.794" calcext:value-type="float">
            <text:p>3447,79</text:p>
          </table:table-cell>
          <table:table-cell table:formula="of:=[.C273]/([.A273]*[.B273])" office:value-type="float" office:value="3.068375" calcext:value-type="float">
            <text:p>3,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2.4466666666667" calcext:value-type="float">
            <text:p>72,45</text:p>
          </table:table-cell>
          <table:table-cell office:value-type="float" office:value="10.798" calcext:value-type="float">
            <text:p>10,80</text:p>
          </table:table-cell>
          <table:table-cell table:formula="of:=[.C274]/([.A274]*[.B274])" office:value-type="float" office:value="2.26395833333333" calcext:value-type="float">
            <text:p>2,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0.573333333333" calcext:value-type="float">
            <text:p>160,57</text:p>
          </table:table-cell>
          <table:table-cell office:value-type="float" office:value="76.66" calcext:value-type="float">
            <text:p>76,66</text:p>
          </table:table-cell>
          <table:table-cell table:formula="of:=[.C275]/([.A275]*[.B275])" office:value-type="float" office:value="2.50895833333333" calcext:value-type="float">
            <text:p>2,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6.93" calcext:value-type="float">
            <text:p>256,93</text:p>
          </table:table-cell>
          <table:table-cell office:value-type="float" office:value="242.332" calcext:value-type="float">
            <text:p>242,33</text:p>
          </table:table-cell>
          <table:table-cell table:formula="of:=[.C276]/([.A276]*[.B276])" office:value-type="float" office:value="2.67635416666667" calcext:value-type="float">
            <text:p>2,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7.213333333333" calcext:value-type="float">
            <text:p>357,21</text:p>
          </table:table-cell>
          <table:table-cell office:value-type="float" office:value="547.159" calcext:value-type="float">
            <text:p>547,16</text:p>
          </table:table-cell>
          <table:table-cell table:formula="of:=[.C277]/([.A277]*[.B277])" office:value-type="float" office:value="2.79072916666666" calcext:value-type="float">
            <text:p>2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0.21" calcext:value-type="float">
            <text:p>460,21</text:p>
          </table:table-cell>
          <table:table-cell office:value-type="float" office:value="1038.625" calcext:value-type="float">
            <text:p>1038,63</text:p>
          </table:table-cell>
          <table:table-cell table:formula="of:=[.C278]/([.A278]*[.B278])" office:value-type="float" office:value="2.8763125" calcext:value-type="float">
            <text:p>2,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65.423333333333" calcext:value-type="float">
            <text:p>565,42</text:p>
          </table:table-cell>
          <table:table-cell office:value-type="float" office:value="1760.302" calcext:value-type="float">
            <text:p>1760,30</text:p>
          </table:table-cell>
          <table:table-cell table:formula="of:=[.C279]/([.A279]*[.B279])" office:value-type="float" office:value="2.94491319444444" calcext:value-type="float">
            <text:p>2,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84.453333333333" calcext:value-type="float">
            <text:p>684,45</text:p>
          </table:table-cell>
          <table:table-cell office:value-type="float" office:value="2975.995" calcext:value-type="float">
            <text:p>2976,00</text:p>
          </table:table-cell>
          <table:table-cell table:formula="of:=[.C280]/([.A280]*[.B280])" office:value-type="float" office:value="3.05559523809524" calcext:value-type="float">
            <text:p>3,0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76.91" calcext:value-type="float">
            <text:p>776,91</text:p>
          </table:table-cell>
          <table:table-cell office:value-type="float" office:value="4105.263" calcext:value-type="float">
            <text:p>4105,26</text:p>
          </table:table-cell>
          <table:table-cell table:formula="of:=[.C281]/([.A281]*[.B281])" office:value-type="float" office:value="3.0348046875" calcext:value-type="float">
            <text:p>3,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92.353333333333" calcext:value-type="float">
            <text:p>892,35</text:p>
          </table:table-cell>
          <table:table-cell office:value-type="float" office:value="5693.848" calcext:value-type="float">
            <text:p>5693,85</text:p>
          </table:table-cell>
          <table:table-cell table:formula="of:=[.C282]/([.A282]*[.B282])" office:value-type="float" office:value="3.09844907407407" calcext:value-type="float">
            <text:p>3,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90.473333333333" calcext:value-type="float">
            <text:p>990,47</text:p>
          </table:table-cell>
          <table:table-cell office:value-type="float" office:value="7557.609" calcext:value-type="float">
            <text:p>7557,61</text:p>
          </table:table-cell>
          <table:table-cell table:formula="of:=[.C283]/([.A283]*[.B283])" office:value-type="float" office:value="3.09522916666667" calcext:value-type="float">
            <text:p>3,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23.96666666667" calcext:value-type="float">
            <text:p>1123,97</text:p>
          </table:table-cell>
          <table:table-cell office:value-type="float" office:value="10547.573" calcext:value-type="float">
            <text:p>10547,57</text:p>
          </table:table-cell>
          <table:table-cell table:formula="of:=[.C284]/([.A284]*[.B284])" office:value-type="float" office:value="3.19308712121213" calcext:value-type="float">
            <text:p>3,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36.33333333333" calcext:value-type="float">
            <text:p>1236,33</text:p>
          </table:table-cell>
          <table:table-cell office:value-type="float" office:value="13325.942" calcext:value-type="float">
            <text:p>13325,94</text:p>
          </table:table-cell>
          <table:table-cell table:formula="of:=[.C285]/([.A285]*[.B285])" office:value-type="float" office:value="3.21961805555555" calcext:value-type="float">
            <text:p>3,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65.05333333333" calcext:value-type="float">
            <text:p>1365,05</text:p>
          </table:table-cell>
          <table:table-cell office:value-type="float" office:value="17125.83" calcext:value-type="float">
            <text:p>17125,83</text:p>
          </table:table-cell>
          <table:table-cell table:formula="of:=[.C286]/([.A286]*[.B286])" office:value-type="float" office:value="3.2813782051282" calcext:value-type="float">
            <text:p>3,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469.81" calcext:value-type="float">
            <text:p>1469,81</text:p>
          </table:table-cell>
          <table:table-cell office:value-type="float" office:value="23531.225" calcext:value-type="float">
            <text:p>23531,23</text:p>
          </table:table-cell>
          <table:table-cell table:formula="of:=[.C287]/([.A287]*[.B287])" office:value-type="float" office:value="3.28082589285714" calcext:value-type="float">
            <text:p>3,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64.55666666667" calcext:value-type="float">
            <text:p>1564,56</text:p>
          </table:table-cell>
          <table:table-cell office:value-type="float" office:value="25549.585" calcext:value-type="float">
            <text:p>25549,59</text:p>
          </table:table-cell>
          <table:table-cell table:formula="of:=[.C288]/([.A288]*[.B288])" office:value-type="float" office:value="3.25949305555556" calcext:value-type="float">
            <text:p>3,26</text:p>
          </table:table-cell>
        </table:table-row>
      </table:table>
      <table:table table:name="BRTP-5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-size</text:p>
          </table:table-cell>
          <table:table-cell office:value-type="string" calcext:value-type="string">
            <text:p>N-retrais</text:p>
          </table:table-cell>
          <table:table-cell table:style-name="Default" office:value-type="string" calcext:value-type="string">
            <text:p>Probability</text:p>
          </table:table-cell>
          <table:table-cell table:style-name="Default" office:value-type="string" calcext:value-type="string">
            <text:p>time (sec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03333333333333" calcext:value-type="float">
            <text:p>0,40</text:p>
          </table:table-cell>
          <table:table-cell office:value-type="float" office:value="33.775" calcext:value-type="float">
            <text:p>33,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18888888888889" calcext:value-type="float">
            <text:p>0,62</text:p>
          </table:table-cell>
          <table:table-cell office:value-type="float" office:value="19.084" calcext:value-type="float">
            <text:p>19,08</text:p>
          </table:table-cell>
          <table:table-cell/>
          <table:table-cell office:value-type="string" calcext:value-type="string">
            <text:p>Probability </text:p>
          </table:table-cell>
          <table:table-cell office:value-type="string" calcext:value-type="string">
            <text:p>Final state is “success” for both the receiver and the send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763333333333333" calcext:value-type="float">
            <text:p>0,76</text:p>
          </table:table-cell>
          <table:table-cell office:value-type="float" office:value="10.343" calcext:value-type="float">
            <text:p>10,3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86" calcext:value-type="float">
            <text:p>0,86</text:p>
          </table:table-cell>
          <table:table-cell office:value-type="float" office:value="7.567" calcext:value-type="float">
            <text:p>7,5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903333333333333" calcext:value-type="float">
            <text:p>0,90</text:p>
          </table:table-cell>
          <table:table-cell office:value-type="float" office:value="4.175" calcext:value-type="float">
            <text:p>4,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983333333333333" calcext:value-type="float">
            <text:p>0,98</text:p>
          </table:table-cell>
          <table:table-cell office:value-type="float" office:value="4.223" calcext:value-type="float">
            <text:p>4,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,96</text:p>
          </table:table-cell>
          <table:table-cell office:value-type="float" office:value="4.224" calcext:value-type="float">
            <text:p>4,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983333333333333" calcext:value-type="float">
            <text:p>0,98</text:p>
          </table:table-cell>
          <table:table-cell office:value-type="float" office:value="4.21" calcext:value-type="float">
            <text:p>4,2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4.322" calcext:value-type="float">
            <text:p>4,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4.309" calcext:value-type="float">
            <text:p>4,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4.195" calcext:value-type="float">
            <text:p>4,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,00</text:p>
          </table:table-cell>
          <table:table-cell office:value-type="float" office:value="4.283" calcext:value-type="float">
            <text:p>4,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4.286" calcext:value-type="float">
            <text:p>4,2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office:value-type="float" office:value="4.255" calcext:value-type="float">
            <text:p>4,2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4.227" calcext:value-type="float">
            <text:p>4,2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4.273" calcext:value-type="float">
            <text:p>4,2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4.276" calcext:value-type="float">
            <text:p>4,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4.307" calcext:value-type="float">
            <text:p>4,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17991452991453" calcext:value-type="float">
            <text:p>0,18</text:p>
          </table:table-cell>
          <table:table-cell office:value-type="float" office:value="144.515" calcext:value-type="float">
            <text:p>144,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397179487179487" calcext:value-type="float">
            <text:p>0,40</text:p>
          </table:table-cell>
          <table:table-cell office:value-type="float" office:value="65.443" calcext:value-type="float">
            <text:p>65,4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606666666666667" calcext:value-type="float">
            <text:p>0,61</text:p>
          </table:table-cell>
          <table:table-cell office:value-type="float" office:value="36.371" calcext:value-type="float">
            <text:p>36,3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757777777777778" calcext:value-type="float">
            <text:p>0,76</text:p>
          </table:table-cell>
          <table:table-cell office:value-type="float" office:value="20.502" calcext:value-type="float">
            <text:p>20,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853333333333333" calcext:value-type="float">
            <text:p>0,85</text:p>
          </table:table-cell>
          <table:table-cell office:value-type="float" office:value="14.915" calcext:value-type="float">
            <text:p>14,9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5" calcext:value-type="float">
            <text:p>0,90</text:p>
          </table:table-cell>
          <table:table-cell office:value-type="float" office:value="15.124" calcext:value-type="float">
            <text:p>15,1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0.946666666666667" calcext:value-type="float">
            <text:p>0,95</text:p>
          </table:table-cell>
          <table:table-cell office:value-type="float" office:value="8.053" calcext:value-type="float">
            <text:p>8,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983333333333333" calcext:value-type="float">
            <text:p>0,98</text:p>
          </table:table-cell>
          <table:table-cell office:value-type="float" office:value="8.276" calcext:value-type="float">
            <text:p>8,2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99" calcext:value-type="float">
            <text:p>0,99</text:p>
          </table:table-cell>
          <table:table-cell office:value-type="float" office:value="8.301" calcext:value-type="float">
            <text:p>8,3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,00</text:p>
          </table:table-cell>
          <table:table-cell office:value-type="float" office:value="8.337" calcext:value-type="float">
            <text:p>8,3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,00</text:p>
          </table:table-cell>
          <table:table-cell office:value-type="float" office:value="8.305" calcext:value-type="float">
            <text:p>8,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8.347" calcext:value-type="float">
            <text:p>8,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8.251" calcext:value-type="float">
            <text:p>8,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office:value-type="float" office:value="8.323" calcext:value-type="float">
            <text:p>8,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8.184" calcext:value-type="float">
            <text:p>8,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8.334" calcext:value-type="float">
            <text:p>8,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8.233" calcext:value-type="float">
            <text:p>8,2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8.133" calcext:value-type="float">
            <text:p>8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745396825396825" calcext:value-type="float">
            <text:p>0,07</text:p>
          </table:table-cell>
          <table:table-cell office:value-type="float" office:value="439.43" calcext:value-type="float">
            <text:p>439,4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242592592592593" calcext:value-type="float">
            <text:p>0,24</text:p>
          </table:table-cell>
          <table:table-cell office:value-type="float" office:value="166.932" calcext:value-type="float">
            <text:p>166,9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448787878787879" calcext:value-type="float">
            <text:p>0,45</text:p>
          </table:table-cell>
          <table:table-cell office:value-type="float" office:value="87.831" calcext:value-type="float">
            <text:p>87,8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622777777777778" calcext:value-type="float">
            <text:p>0,62</text:p>
          </table:table-cell>
          <table:table-cell office:value-type="float" office:value="54.91" calcext:value-type="float">
            <text:p>54,9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764444444444445" calcext:value-type="float">
            <text:p>0,76</text:p>
          </table:table-cell>
          <table:table-cell office:value-type="float" office:value="31.244" calcext:value-type="float">
            <text:p>31,2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56666666666667" calcext:value-type="float">
            <text:p>0,86</text:p>
          </table:table-cell>
          <table:table-cell office:value-type="float" office:value="21.943" calcext:value-type="float">
            <text:p>21,9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.94" calcext:value-type="float">
            <text:p>0,94</text:p>
          </table:table-cell>
          <table:table-cell office:value-type="float" office:value="12.185" calcext:value-type="float">
            <text:p>12,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.94" calcext:value-type="float">
            <text:p>0,94</text:p>
          </table:table-cell>
          <table:table-cell office:value-type="float" office:value="12.149" calcext:value-type="float">
            <text:p>12,1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0.98" calcext:value-type="float">
            <text:p>0,98</text:p>
          </table:table-cell>
          <table:table-cell office:value-type="float" office:value="12.194" calcext:value-type="float">
            <text:p>12,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.976666666666667" calcext:value-type="float">
            <text:p>0,98</text:p>
          </table:table-cell>
          <table:table-cell office:value-type="float" office:value="12.123" calcext:value-type="float">
            <text:p>12,1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12.533" calcext:value-type="float">
            <text:p>12,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12.406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12.46" calcext:value-type="float">
            <text:p>12,4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office:value-type="float" office:value="12.264" calcext:value-type="float">
            <text:p>12,2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12.191" calcext:value-type="float">
            <text:p>12,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12.265" calcext:value-type="float">
            <text:p>12,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12.32" calcext:value-type="float">
            <text:p>12,3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12.334" calcext:value-type="float">
            <text:p>12,3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030258064516129" calcext:value-type="float">
            <text:p>0,03</text:p>
          </table:table-cell>
          <table:table-cell office:value-type="float" office:value="679.099" calcext:value-type="float">
            <text:p>679,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.145666666666667" calcext:value-type="float">
            <text:p>0,15</text:p>
          </table:table-cell>
          <table:table-cell office:value-type="float" office:value="347.192" calcext:value-type="float">
            <text:p>347,1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0.335882352941176" calcext:value-type="float">
            <text:p>0,34</text:p>
          </table:table-cell>
          <table:table-cell office:value-type="float" office:value="161.015" calcext:value-type="float">
            <text:p>161,0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.558095238095238" calcext:value-type="float">
            <text:p>0,56</text:p>
          </table:table-cell>
          <table:table-cell office:value-type="float" office:value="82.698" calcext:value-type="float">
            <text:p>82,7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0.7225" calcext:value-type="float">
            <text:p>0,72</text:p>
          </table:table-cell>
          <table:table-cell office:value-type="float" office:value="53.808" calcext:value-type="float">
            <text:p>53,8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846666666666667" calcext:value-type="float">
            <text:p>0,85</text:p>
          </table:table-cell>
          <table:table-cell office:value-type="float" office:value="29.461" calcext:value-type="float">
            <text:p>29,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.893333333333333" calcext:value-type="float">
            <text:p>0,89</text:p>
          </table:table-cell>
          <table:table-cell office:value-type="float" office:value="29.975" calcext:value-type="float">
            <text:p>29,9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943333333333333" calcext:value-type="float">
            <text:p>0,94</text:p>
          </table:table-cell>
          <table:table-cell office:value-type="float" office:value="15.964" calcext:value-type="float">
            <text:p>15,9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0.96" calcext:value-type="float">
            <text:p>0,96</text:p>
          </table:table-cell>
          <table:table-cell office:value-type="float" office:value="16.137" calcext:value-type="float">
            <text:p>16,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.973333333333333" calcext:value-type="float">
            <text:p>0,97</text:p>
          </table:table-cell>
          <table:table-cell office:value-type="float" office:value="16.065" calcext:value-type="float">
            <text:p>16,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16.371" calcext:value-type="float">
            <text:p>16,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16.23" calcext:value-type="float">
            <text:p>16,2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16.34" calcext:value-type="float">
            <text:p>16,3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16.165" calcext:value-type="float">
            <text:p>16,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16.428" calcext:value-type="float">
            <text:p>16,4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16.381" calcext:value-type="float">
            <text:p>16,3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16.624" calcext:value-type="float">
            <text:p>16,6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16.434" calcext:value-type="float">
            <text:p>16,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30752688172043" calcext:value-type="float">
            <text:p>0,01</text:p>
          </table:table-cell>
          <table:table-cell office:value-type="float" office:value="689.413" calcext:value-type="float">
            <text:p>689,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0908627450980392" calcext:value-type="float">
            <text:p>0,09</text:p>
          </table:table-cell>
          <table:table-cell office:value-type="float" office:value="628.665" calcext:value-type="float">
            <text:p>628,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254133333333333" calcext:value-type="float">
            <text:p>0,25</text:p>
          </table:table-cell>
          <table:table-cell office:value-type="float" office:value="264.061" calcext:value-type="float">
            <text:p>264,0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484444444444444" calcext:value-type="float">
            <text:p>0,48</text:p>
          </table:table-cell>
          <table:table-cell office:value-type="float" office:value="122.989" calcext:value-type="float">
            <text:p>122,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649333333333333" calcext:value-type="float">
            <text:p>0,65</text:p>
          </table:table-cell>
          <table:table-cell office:value-type="float" office:value="78.635" calcext:value-type="float">
            <text:p>78,6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,78</text:p>
          </table:table-cell>
          <table:table-cell office:value-type="float" office:value="52.483" calcext:value-type="float">
            <text:p>52,4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0.881666666666667" calcext:value-type="float">
            <text:p>0,88</text:p>
          </table:table-cell>
          <table:table-cell office:value-type="float" office:value="37.697" calcext:value-type="float">
            <text:p>37,7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,91</text:p>
          </table:table-cell>
          <table:table-cell office:value-type="float" office:value="19.577" calcext:value-type="float">
            <text:p>19,5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963333333333333" calcext:value-type="float">
            <text:p>0,96</text:p>
          </table:table-cell>
          <table:table-cell office:value-type="float" office:value="20.084" calcext:value-type="float">
            <text:p>20,0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.98" calcext:value-type="float">
            <text:p>0,98</text:p>
          </table:table-cell>
          <table:table-cell office:value-type="float" office:value="20.452" calcext:value-type="float">
            <text:p>20,4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20.63" calcext:value-type="float">
            <text:p>20,6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20.422" calcext:value-type="float">
            <text:p>20,4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20.612" calcext:value-type="float">
            <text:p>20,6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20.703" calcext:value-type="float">
            <text:p>20,7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20.34" calcext:value-type="float">
            <text:p>20,3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20.407" calcext:value-type="float">
            <text:p>20,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20.35" calcext:value-type="float">
            <text:p>20,3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20.636" calcext:value-type="float">
            <text:p>20,6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.00572043010752688" calcext:value-type="float">
            <text:p>0,01</text:p>
          </table:table-cell>
          <table:table-cell office:value-type="float" office:value="702.331" calcext:value-type="float">
            <text:p>702,3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.0558741258741259" calcext:value-type="float">
            <text:p>0,06</text:p>
          </table:table-cell>
          <table:table-cell office:value-type="float" office:value="1098.671" calcext:value-type="float">
            <text:p>1098,6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.204242424242424" calcext:value-type="float">
            <text:p>0,20</text:p>
          </table:table-cell>
          <table:table-cell office:value-type="float" office:value="379.833" calcext:value-type="float">
            <text:p>379,8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0.418611111111111" calcext:value-type="float">
            <text:p>0,42</text:p>
          </table:table-cell>
          <table:table-cell office:value-type="float" office:value="186.574" calcext:value-type="float">
            <text:p>186,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0.585555555555556" calcext:value-type="float">
            <text:p>0,59</text:p>
          </table:table-cell>
          <table:table-cell office:value-type="float" office:value="109.829" calcext:value-type="float">
            <text:p>109,8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767777777777778" calcext:value-type="float">
            <text:p>0,77</text:p>
          </table:table-cell>
          <table:table-cell office:value-type="float" office:value="62.178" calcext:value-type="float">
            <text:p>62,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.853333333333333" calcext:value-type="float">
            <text:p>0,85</text:p>
          </table:table-cell>
          <table:table-cell office:value-type="float" office:value="44.525" calcext:value-type="float">
            <text:p>44,5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0.911666666666667" calcext:value-type="float">
            <text:p>0,91</text:p>
          </table:table-cell>
          <table:table-cell office:value-type="float" office:value="45.19" calcext:value-type="float">
            <text:p>45,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0.94" calcext:value-type="float">
            <text:p>0,94</text:p>
          </table:table-cell>
          <table:table-cell office:value-type="float" office:value="24.259" calcext:value-type="float">
            <text:p>24,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966666666666667" calcext:value-type="float">
            <text:p>0,97</text:p>
          </table:table-cell>
          <table:table-cell office:value-type="float" office:value="24.262" calcext:value-type="float">
            <text:p>24,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,00</text:p>
          </table:table-cell>
          <table:table-cell office:value-type="float" office:value="24.58" calcext:value-type="float">
            <text:p>24,5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24.74" calcext:value-type="float">
            <text:p>24,7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0.986666666666667" calcext:value-type="float">
            <text:p>0,99</text:p>
          </table:table-cell>
          <table:table-cell office:value-type="float" office:value="24.681" calcext:value-type="float">
            <text:p>24,6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0.986666666666667" calcext:value-type="float">
            <text:p>0,99</text:p>
          </table:table-cell>
          <table:table-cell office:value-type="float" office:value="25.601" calcext:value-type="float">
            <text:p>25,6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.99" calcext:value-type="float">
            <text:p>0,99</text:p>
          </table:table-cell>
          <table:table-cell office:value-type="float" office:value="24.46" calcext:value-type="float">
            <text:p>24,4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24.982" calcext:value-type="float">
            <text:p>24,9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0.996666666666667" calcext:value-type="float">
            <text:p>1,00</text:p>
          </table:table-cell>
          <table:table-cell office:value-type="float" office:value="24.694" calcext:value-type="float">
            <text:p>24,6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24.576" calcext:value-type="float">
            <text:p>24,58</text:p>
          </table:table-cell>
          <table:table-cell table:number-columns-repeated="3"/>
        </table:table-row>
      </table:table>
      <table:table table:name="exp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1" table:default-cell-style-name="ce4"/>
        <table:table-column table:style-name="co5" table:default-cell-style-name="ce4"/>
        <table:table-column table:style-name="co3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 table:number-rows-repeated="2">
          <table:table-cell/>
          <table:table-cell table:style-name="Default" table:number-columns-repeated="13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etries</text:p>
          </table:table-cell>
          <table:table-cell table:style-name="ce3" office:value-type="string" calcext:value-type="string">
            <text:p>Failure Prob.</text:p>
          </table:table-cell>
          <table:table-cell table:style-name="ce3" office:value-type="string" calcext:value-type="string">
            <text:p>Weight DMN_ack, DMN_datach</text:p>
          </table:table-cell>
          <table:table-cell table:style-name="ce3" office:value-type="string" calcext:value-type="string">
            <text:p>weight SND, RCV</text:p>
          </table:table-cell>
          <table:table-cell table:style-name="ce3" office:value-type="string" calcext:value-type="string">
            <text:p>Obs 1 (failure)</text:p>
          </table:table-cell>
          <table:table-cell table:style-name="ce3" office:value-type="string" calcext:value-type="string">
            <text:p>Obs 2 (success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Execution Time (seg.)</text:p>
          </table:table-cell>
          <table:table-cell table:style-name="ce3" office:value-type="string" calcext:value-type="string">
            <text:p>Confidence Interval Reached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2.993" calcext:value-type="float">
            <text:p>42,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.192" calcext:value-type="float">
            <text:p>46,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1.364" calcext:value-type="float">
            <text:p>51,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9.437" calcext:value-type="float">
            <text:p>59,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7" calcext:value-type="float">
            <text:p>0,047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37.956" calcext:value-type="float">
            <text:p>237,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03" calcext:value-type="float">
            <text:p>0,803</text:p>
          </table:table-cell>
          <table:table-cell office:value-type="float" office:value="0.176" calcext:value-type="float">
            <text:p>0,17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81.082" calcext:value-type="float">
            <text:p>881,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2.105" calcext:value-type="float">
            <text:p>42,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165" calcext:value-type="float">
            <text:p>28,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1.501" calcext:value-type="float">
            <text:p>21,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37.662" calcext:value-type="float">
            <text:p>137,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3.455" calcext:value-type="float">
            <text:p>153,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5.514" calcext:value-type="float">
            <text:p>155,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84.545" calcext:value-type="float">
            <text:p>184,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6" calcext:value-type="float">
            <text:p>0,136</text:p>
          </table:table-cell>
          <table:table-cell office:value-type="float" office:value="0.859" calcext:value-type="float">
            <text:p>0,85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37.464" calcext:value-type="float">
            <text:p>2037,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0.164" calcext:value-type="float">
            <text:p>80,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3.26" calcext:value-type="float">
            <text:p>43,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9.915" calcext:value-type="float">
            <text:p>29,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554" calcext:value-type="float">
            <text:p>28,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1.432" calcext:value-type="float">
            <text:p>461,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73.382" calcext:value-type="float">
            <text:p>473,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02.143" calcext:value-type="float">
            <text:p>602,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41.225" calcext:value-type="float">
            <text:p>641,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1" calcext:value-type="float">
            <text:p>0,171</text:p>
          </table:table-cell>
          <table:table-cell office:value-type="float" office:value="0.829" calcext:value-type="float">
            <text:p>0,82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017.247" calcext:value-type="float">
            <text:p>6017,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12.518" calcext:value-type="float">
            <text:p>112,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7.097" calcext:value-type="float">
            <text:p>37,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889" calcext:value-type="float">
            <text:p>28,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2.306" calcext:value-type="float">
            <text:p>22,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454.881" calcext:value-type="float">
            <text:p>1454,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40.779" calcext:value-type="float">
            <text:p>1540,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83.114" calcext:value-type="float">
            <text:p>2083,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940.68" calcext:value-type="float">
            <text:p>194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66.428" calcext:value-type="float">
            <text:p>2066,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23.953" calcext:value-type="float">
            <text:p>123,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3.221" calcext:value-type="float">
            <text:p>43,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9.301" calcext:value-type="float">
            <text:p>29,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1.592" calcext:value-type="float">
            <text:p>21,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table:number-columns-repeated="1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7789.809" calcext:value-type="float">
            <text:p>7789,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694.05" calcext:value-type="float">
            <text:p>8694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403.947" calcext:value-type="float">
            <text:p>9403,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179.609" calcext:value-type="float">
            <text:p>9179,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905.263" calcext:value-type="float">
            <text:p>6905,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4.852" calcext:value-type="float">
            <text:p>94,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.209" calcext:value-type="float">
            <text:p>46,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1.891" calcext:value-type="float">
            <text:p>31,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3.396" calcext:value-type="float">
            <text:p>23,39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xp2" table:style-name="ta1">
        <table:table-column table:style-name="co1" table:default-cell-style-name="Default"/>
        <table:table-column table:style-name="co11" table:default-cell-style-name="ce4"/>
        <table:table-column table:style-name="co8" table:default-cell-style-name="ce11"/>
        <table:table-column table:style-name="co1" table:default-cell-style-name="ce4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ailure Prob.</text:p>
          </table:table-cell>
          <table:table-cell table:style-name="ce3" office:value-type="string" calcext:value-type="string">
            <text:p>Weight DMN_ack, DMN_datach</text:p>
          </table:table-cell>
          <table:table-cell table:style-name="ce3" office:value-type="string" calcext:value-type="string">
            <text:p>weight SND, RCV</text:p>
          </table:table-cell>
          <table:table-cell table:style-name="ce3" office:value-type="string" calcext:value-type="string">
            <text:p>Obs 3 (sends)</text:p>
          </table:table-cell>
          <table:table-cell table:style-name="ce3" office:value-type="string" calcext:value-type="string">
            <text:p>Obs 4 (retries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Execution Time (seg)</text:p>
          </table:table-cell>
          <table:table-cell table:style-name="ce3" office:value-type="string" calcext:value-type="string">
            <text:p>Confidence Interval Reached</text:p>
          </table:table-cell>
          <table:table-cell table:style-name="ce3" office:value-type="string" calcext:value-type="string">
            <text:p>Rate retries/sends</text:p>
          </table:table-cell>
          <table:table-cell table:style-name="ce3" office:value-type="string" calcext:value-type="string">
            <text:p>Rate sends/N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formula="of:=[.D4] / SUM([.D4:.E4])" office:value-type="float" office:value="0.1" calcext:value-type="float">
            <text:p>0,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42.59" calcext:value-type="float">
            <text:p>42,59</text:p>
          </table:table-cell>
          <table:table-cell table:style-name="ce4" office:value-type="float" office:value="22.59" calcext:value-type="float">
            <text:p>22,59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4.179" calcext:value-type="float">
            <text:p>44,1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3041" calcext:value-type="float">
            <text:p>0,53041</text:p>
          </table:table-cell>
          <table:table-cell table:style-name="ce4" office:value-type="float" office:value="2.1295" calcext:value-type="float">
            <text:p>2,129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5] / SUM([.D5:.E5])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6.99" calcext:value-type="float">
            <text:p>46,99</text:p>
          </table:table-cell>
          <table:table-cell table:style-name="ce4" office:value-type="float" office:value="26.99" calcext:value-type="float">
            <text:p>26,99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7.085" calcext:value-type="float">
            <text:p>47,0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7438" calcext:value-type="float">
            <text:p>0,57438</text:p>
          </table:table-cell>
          <table:table-cell table:style-name="ce4" office:value-type="float" office:value="2.3495" calcext:value-type="float">
            <text:p>2,349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6] / SUM([.D6:.E6])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8.88" calcext:value-type="float">
            <text:p>48,88</text:p>
          </table:table-cell>
          <table:table-cell table:style-name="ce4" office:value-type="float" office:value="28.88" calcext:value-type="float">
            <text:p>28,8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53.592" calcext:value-type="float">
            <text:p>53,5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9083" calcext:value-type="float">
            <text:p>0,59083</text:p>
          </table:table-cell>
          <table:table-cell table:style-name="ce4" office:value-type="float" office:value="2.444" calcext:value-type="float">
            <text:p>2,44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7] / SUM([.D7:.E7])" office:value-type="float" office:value="0.3333333333333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4.62" calcext:value-type="float">
            <text:p>54,62</text:p>
          </table:table-cell>
          <table:table-cell table:style-name="ce4" office:value-type="float" office:value="34.62" calcext:value-type="float">
            <text:p>34,62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57.699" calcext:value-type="float">
            <text:p>57,6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3383" calcext:value-type="float">
            <text:p>0,63383</text:p>
          </table:table-cell>
          <table:table-cell table:style-name="ce4" office:value-type="float" office:value="2.731" calcext:value-type="float">
            <text:p>2,7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8] / SUM([.D8:.E8])"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79.52" calcext:value-type="float">
            <text:p>79,52</text:p>
          </table:table-cell>
          <table:table-cell table:style-name="ce4" office:value-type="float" office:value="59.52" calcext:value-type="float">
            <text:p>59,52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75.69" calcext:value-type="float">
            <text:p>75,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74849" calcext:value-type="float">
            <text:p>0,74849</text:p>
          </table:table-cell>
          <table:table-cell table:style-name="ce4" office:value-type="float" office:value="3.976" calcext:value-type="float">
            <text:p>3,9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9] / SUM([.D9:.E9])" office:value-type="float" office:value="0.1" calcext:value-type="float">
            <text:p>0,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5.97" calcext:value-type="float">
            <text:p>105,97</text:p>
          </table:table-cell>
          <table:table-cell table:style-name="ce4" office:value-type="float" office:value="55.97" calcext:value-type="float">
            <text:p>55,97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47.169" calcext:value-type="float">
            <text:p>147,1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2817" calcext:value-type="float">
            <text:p>0,52817</text:p>
          </table:table-cell>
          <table:table-cell table:style-name="ce4" office:value-type="float" office:value="2.1194" calcext:value-type="float">
            <text:p>2,119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10] / SUM([.D10:.E10])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4.17" calcext:value-type="float">
            <text:p>114,17</text:p>
          </table:table-cell>
          <table:table-cell table:style-name="ce4" office:value-type="float" office:value="64.17" calcext:value-type="float">
            <text:p>64,17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53.075" calcext:value-type="float">
            <text:p>153,0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6206" calcext:value-type="float">
            <text:p>0,56206</text:p>
          </table:table-cell>
          <table:table-cell table:style-name="ce4" office:value-type="float" office:value="2.2834" calcext:value-type="float">
            <text:p>2,283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11] / SUM([.D11:.E11])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2.08" calcext:value-type="float">
            <text:p>122,08</text:p>
          </table:table-cell>
          <table:table-cell table:style-name="ce4" office:value-type="float" office:value="72.08" calcext:value-type="float">
            <text:p>72,0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55.014" calcext:value-type="float">
            <text:p>155,0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9043" calcext:value-type="float">
            <text:p>0,59043</text:p>
          </table:table-cell>
          <table:table-cell table:style-name="ce4" office:value-type="float" office:value="2.4416" calcext:value-type="float">
            <text:p>2,441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12] / SUM([.D12:.E12])" office:value-type="float" office:value="0.3333333333333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7.32" calcext:value-type="float">
            <text:p>137,32</text:p>
          </table:table-cell>
          <table:table-cell table:style-name="ce4" office:value-type="float" office:value="87.32" calcext:value-type="float">
            <text:p>87,32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89.56" calcext:value-type="float">
            <text:p>189,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3589" calcext:value-type="float">
            <text:p>0,63589</text:p>
          </table:table-cell>
          <table:table-cell table:style-name="ce4" office:value-type="float" office:value="2.7464" calcext:value-type="float">
            <text:p>2,746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13] / SUM([.D13:.E13])"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95.37" calcext:value-type="float">
            <text:p>195,37</text:p>
          </table:table-cell>
          <table:table-cell table:style-name="ce4" office:value-type="float" office:value="145.37" calcext:value-type="float">
            <text:p>145,37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47.711" calcext:value-type="float">
            <text:p>247,7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74408" calcext:value-type="float">
            <text:p>0,74408</text:p>
          </table:table-cell>
          <table:table-cell table:style-name="ce4" office:value-type="float" office:value="3.9074" calcext:value-type="float">
            <text:p>3,907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D14] / SUM([.D14:.E14])" office:value-type="float" office:value="0.1" calcext:value-type="float">
            <text:p>0,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10.04" calcext:value-type="float">
            <text:p>210,04</text:p>
          </table:table-cell>
          <table:table-cell table:style-name="ce4" office:value-type="float" office:value="110.04" calcext:value-type="float">
            <text:p>110,04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90.21" calcext:value-type="float">
            <text:p>390,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239" calcext:value-type="float">
            <text:p>0,5239</text:p>
          </table:table-cell>
          <table:table-cell table:style-name="ce4" office:value-type="float" office:value="2.1004" calcext:value-type="float">
            <text:p>2,100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D15] / SUM([.D15:.E15])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29.6" calcext:value-type="float">
            <text:p>229,6</text:p>
          </table:table-cell>
          <table:table-cell table:style-name="ce4" office:value-type="float" office:value="129.6" calcext:value-type="float">
            <text:p>129,6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81.56" calcext:value-type="float">
            <text:p>481,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6446" calcext:value-type="float">
            <text:p>0,56446</text:p>
          </table:table-cell>
          <table:table-cell table:style-name="ce4" office:value-type="float" office:value="2.296" calcext:value-type="float">
            <text:p>2,29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D16] / SUM([.D16:.E16])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46.22" calcext:value-type="float">
            <text:p>246,22</text:p>
          </table:table-cell>
          <table:table-cell table:style-name="ce4" office:value-type="float" office:value="146.22" calcext:value-type="float">
            <text:p>146,22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9386" calcext:value-type="float">
            <text:p>0,59386</text:p>
          </table:table-cell>
          <table:table-cell table:style-name="ce4" office:value-type="float" office:value="2.4622" calcext:value-type="float">
            <text:p>2,46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D17] / SUM([.D17:.E17])" office:value-type="float" office:value="0.3333333333333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77.16" calcext:value-type="float">
            <text:p>277,16</text:p>
          </table:table-cell>
          <table:table-cell table:style-name="ce4" office:value-type="float" office:value="177.16" calcext:value-type="float">
            <text:p>177,16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547.029" calcext:value-type="float">
            <text:p>547,0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392" calcext:value-type="float">
            <text:p>0,6392</text:p>
          </table:table-cell>
          <table:table-cell table:style-name="ce4" office:value-type="float" office:value="2.7716" calcext:value-type="float">
            <text:p>2,771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D18] / SUM([.D18:.E18])"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400.18" calcext:value-type="float">
            <text:p>400,18</text:p>
          </table:table-cell>
          <table:table-cell table:style-name="ce4" office:value-type="float" office:value="300.18" calcext:value-type="float">
            <text:p>300,1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444.768" calcext:value-type="float">
            <text:p>1444,7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75011" calcext:value-type="float">
            <text:p>0,75011</text:p>
          </table:table-cell>
          <table:table-cell table:style-name="ce4" office:value-type="float" office:value="4.0018" calcext:value-type="float">
            <text:p>4,001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D19] / SUM([.D19:.E19])" office:value-type="float" office:value="0.1" calcext:value-type="float">
            <text:p>0,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422.79" calcext:value-type="float">
            <text:p>422,79</text:p>
          </table:table-cell>
          <table:table-cell table:style-name="ce4" office:value-type="float" office:value="222.79" calcext:value-type="float">
            <text:p>222,79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292.849" calcext:value-type="float">
            <text:p>1292,8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2695" calcext:value-type="float">
            <text:p>0,52695</text:p>
          </table:table-cell>
          <table:table-cell table:style-name="ce4" office:value-type="float" office:value="2.11395" calcext:value-type="float">
            <text:p>2,1139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D20] / SUM([.D20:.E20])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63.91" calcext:value-type="float">
            <text:p>463,91</text:p>
          </table:table-cell>
          <table:table-cell table:style-name="ce4" office:value-type="float" office:value="263.91" calcext:value-type="float">
            <text:p>263,91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405.454" calcext:value-type="float">
            <text:p>1405,4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6888" calcext:value-type="float">
            <text:p>0,56888</text:p>
          </table:table-cell>
          <table:table-cell table:style-name="ce4" office:value-type="float" office:value="2.31955" calcext:value-type="float">
            <text:p>2,3195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D21] / SUM([.D21:.E21])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89.16" calcext:value-type="float">
            <text:p>489,16</text:p>
          </table:table-cell>
          <table:table-cell table:style-name="ce4" office:value-type="float" office:value="289.16" calcext:value-type="float">
            <text:p>289,16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681.29" calcext:value-type="float">
            <text:p>1681,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9114" calcext:value-type="float">
            <text:p>0,59114</text:p>
          </table:table-cell>
          <table:table-cell table:style-name="ce4" office:value-type="float" office:value="2.4458" calcext:value-type="float">
            <text:p>2,44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D22] / SUM([.D22:.E22])" office:value-type="float" office:value="0.3333333333333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46.275" calcext:value-type="float">
            <text:p>546,275</text:p>
          </table:table-cell>
          <table:table-cell table:style-name="ce4" office:value-type="float" office:value="346.275" calcext:value-type="float">
            <text:p>346,275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612.366" calcext:value-type="float">
            <text:p>3612,3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3388" calcext:value-type="float">
            <text:p>0,63388</text:p>
          </table:table-cell>
          <table:table-cell table:style-name="ce4" office:value-type="float" office:value="2.73138" calcext:value-type="float">
            <text:p>2,7313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D23] / SUM([.D23:.E23])"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799.98" calcext:value-type="float">
            <text:p>799,98</text:p>
          </table:table-cell>
          <table:table-cell table:style-name="ce4" office:value-type="float" office:value="599.98" calcext:value-type="float">
            <text:p>599,9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3202.973" calcext:value-type="float">
            <text:p>13202,9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74999" calcext:value-type="float">
            <text:p>0,74999</text:p>
          </table:table-cell>
          <table:table-cell table:style-name="ce4" office:value-type="float" office:value="3.9999" calcext:value-type="float">
            <text:p>3,999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D24] / SUM([.D24:.E24])" office:value-type="float" office:value="0.1" calcext:value-type="float">
            <text:p>0,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64.54" calcext:value-type="float">
            <text:p>1064,54</text:p>
          </table:table-cell>
          <table:table-cell table:style-name="ce4" office:value-type="float" office:value="564.54" calcext:value-type="float">
            <text:p>564,54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2598.274" calcext:value-type="float">
            <text:p>22598,2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3031" calcext:value-type="float">
            <text:p>0,53031</text:p>
          </table:table-cell>
          <table:table-cell table:style-name="ce4" office:value-type="float" office:value="2.12908" calcext:value-type="float">
            <text:p>2,1290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D25] / SUM([.D25:.E25])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53.14" calcext:value-type="float">
            <text:p>1153,14</text:p>
          </table:table-cell>
          <table:table-cell table:style-name="ce4" office:value-type="float" office:value="653.14" calcext:value-type="float">
            <text:p>653,14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2632.545" calcext:value-type="float">
            <text:p>22632,5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664" calcext:value-type="float">
            <text:p>0,5664</text:p>
          </table:table-cell>
          <table:table-cell table:style-name="ce4" office:value-type="float" office:value="2.30628" calcext:value-type="float">
            <text:p>2,306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D26] / SUM([.D26:.E26])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21.63" calcext:value-type="float">
            <text:p>1221,63</text:p>
          </table:table-cell>
          <table:table-cell table:style-name="ce4" office:value-type="float" office:value="721.63" calcext:value-type="float">
            <text:p>721,63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3998.636" calcext:value-type="float">
            <text:p>23998,6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9071" calcext:value-type="float">
            <text:p>0,59071</text:p>
          </table:table-cell>
          <table:table-cell table:style-name="ce4" office:value-type="float" office:value="2.44326" calcext:value-type="float">
            <text:p>2,4432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D27] / SUM([.D27:.E27])" office:value-type="float" office:value="0.3333333333333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74.988" calcext:value-type="float">
            <text:p>1374,988</text:p>
          </table:table-cell>
          <table:table-cell table:style-name="ce4" office:value-type="float" office:value="874.988" calcext:value-type="float">
            <text:p>874,98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6567.842" calcext:value-type="float">
            <text:p>36567,8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3636" calcext:value-type="float">
            <text:p>0,63636</text:p>
          </table:table-cell>
          <table:table-cell table:style-name="ce4" office:value-type="float" office:value="2.74998" calcext:value-type="float">
            <text:p>2,749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D28] / SUM([.D28:.E28])"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997.46" calcext:value-type="float">
            <text:p>1997,46</text:p>
          </table:table-cell>
          <table:table-cell table:style-name="ce4" office:value-type="float" office:value="1497.46" calcext:value-type="float">
            <text:p>1497,46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67560.653" calcext:value-type="float">
            <text:p>67560,6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74968" calcext:value-type="float">
            <text:p>0,74968</text:p>
          </table:table-cell>
          <table:table-cell table:style-name="ce4" office:value-type="float" office:value="3.99492" calcext:value-type="float">
            <text:p>3,99492</text:p>
          </table:table-cell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table:number-columns-repeated="7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"/>
        </table:table-row>
      </table:table>
      <table:named-expressions/>
      <table:database-ranges>
        <table:database-range table:name="__Anonymous_Sheet_DB__4" table:target-range-address="exp2.B3:exp2.O2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 style:data-style-name="N2" text:time-value="15:41:14.630995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2:32:43.751705389</meta:creation-date>
    <dc:date>2023-07-24T16:39:13.440439677</dc:date>
    <meta:editing-duration>PT1H40M50S</meta:editing-duration>
    <meta:editing-cycles>12</meta:editing-cycles>
    <meta:generator>LibreOffice/7.5.3.2$Linux_X86_64 LibreOffice_project/50$Build-2</meta:generator>
    <meta:document-statistic meta:table-count="5" meta:cell-count="2844" meta:object-count="0"/>
  </office:meta>
</office:document-meta>
</file>